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352e304"/>
    </style:style>
    <style:style style:name="P3" style:family="paragraph" style:parent-style-name="Standard">
      <style:text-properties officeooo:rsid="0015e190" officeooo:paragraph-rsid="00c54477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100c8f22" officeooo:paragraph-rsid="007b6ae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7" style:family="paragraph" style:parent-style-name="Standard">
      <style:text-properties style:font-name="Liberation Mono" officeooo:rsid="0013b4ff" officeooo:paragraph-rsid="0000a7ac"/>
    </style:style>
    <style:style style:name="P8" style:family="paragraph" style:parent-style-name="Standard">
      <style:paragraph-properties fo:text-align="center" style:justify-single-word="false"/>
      <style:text-properties officeooo:paragraph-rsid="0000a7ac"/>
    </style:style>
    <style:style style:name="P9" style:family="paragraph" style:parent-style-name="Standard">
      <style:text-properties officeooo:paragraph-rsid="0352e304"/>
    </style:style>
    <style:style style:name="P10" style:family="paragraph" style:parent-style-name="Standard">
      <style:text-properties officeooo:paragraph-rsid="0f0aa168"/>
    </style:style>
    <style:style style:name="P11" style:family="paragraph" style:parent-style-name="Standard">
      <style:text-properties officeooo:paragraph-rsid="0f3f8b55"/>
    </style:style>
    <style:style style:name="P12" style:family="paragraph" style:parent-style-name="Standard">
      <style:text-properties officeooo:paragraph-rsid="0f689e8c"/>
    </style:style>
    <style:style style:name="P13" style:family="paragraph" style:parent-style-name="Standard">
      <style:text-properties officeooo:paragraph-rsid="10b6e221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100c8f22" officeooo:paragraph-rsid="007b6ae1" style:font-style-asian="normal" style:font-weight-asian="bold" style:font-style-complex="normal" style:font-weight-complex="bold"/>
    </style:style>
    <style:style style:name="P1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ec9c8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a7ec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8ace8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8c1fe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a6fc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9e95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a215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a2d6b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aa3fd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bae0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c216d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c3fc1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c494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ca6e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cd97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cf50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126f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133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43c2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4586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5b4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6774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8254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859c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8f9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acf2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c601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d8c7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deeb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18f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615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6f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80c1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8baf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b030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ca65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d980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e879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ee929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04e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0654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0ea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1674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2ff8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633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70c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93c4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d75e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0ff30d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125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250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3ba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4afc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616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6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6c34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0846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309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414a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4a5f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677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78a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7f8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9e2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a59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7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2f7e4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308ea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36c61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388b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3b3de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3cea9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86" style:family="paragraph" style:parent-style-name="Standard" style:list-style-name="Numbering_20_123">
      <style:text-properties officeooo:paragraph-rsid="1010cd86"/>
    </style:style>
    <style:style style:name="P87" style:family="paragraph" style:parent-style-name="Standard" style:list-style-name="Numbering_20_123">
      <style:text-properties officeooo:paragraph-rsid="10110e44"/>
    </style:style>
    <style:style style:name="P88" style:family="paragraph" style:parent-style-name="Standard" style:list-style-name="Numbering_20_123">
      <style:text-properties officeooo:paragraph-rsid="1012cd0f"/>
    </style:style>
    <style:style style:name="P89" style:family="paragraph" style:parent-style-name="Standard" style:list-style-name="Numbering_20_123">
      <style:text-properties officeooo:paragraph-rsid="10143d53"/>
    </style:style>
    <style:style style:name="P90" style:family="paragraph" style:parent-style-name="Standard" style:list-style-name="Numbering_20_123">
      <style:text-properties officeooo:paragraph-rsid="1019cb96"/>
    </style:style>
    <style:style style:name="P91" style:family="paragraph" style:parent-style-name="Standard" style:list-style-name="Numbering_20_123">
      <style:text-properties officeooo:paragraph-rsid="101d202c"/>
    </style:style>
    <style:style style:name="P92" style:family="paragraph" style:parent-style-name="Standard" style:list-style-name="Numbering_20_123">
      <style:text-properties officeooo:paragraph-rsid="101d34c4"/>
    </style:style>
    <style:style style:name="P93" style:family="paragraph" style:parent-style-name="Standard" style:list-style-name="Numbering_20_123">
      <style:text-properties officeooo:paragraph-rsid="101f90e1"/>
    </style:style>
    <style:style style:name="P94" style:family="paragraph" style:parent-style-name="Standard" style:list-style-name="Numbering_20_123">
      <style:text-properties officeooo:paragraph-rsid="101fc4f8"/>
    </style:style>
    <style:style style:name="P95" style:family="paragraph" style:parent-style-name="Standard" style:list-style-name="Numbering_20_123">
      <style:text-properties officeooo:paragraph-rsid="10202fb1"/>
    </style:style>
    <style:style style:name="P96" style:family="paragraph" style:parent-style-name="Standard" style:list-style-name="Numbering_20_123">
      <style:text-properties officeooo:paragraph-rsid="1023bcae"/>
    </style:style>
    <style:style style:name="P97" style:family="paragraph" style:parent-style-name="Standard" style:list-style-name="Numbering_20_123">
      <style:text-properties officeooo:paragraph-rsid="1023deb0"/>
    </style:style>
    <style:style style:name="P98" style:family="paragraph" style:parent-style-name="Standard" style:list-style-name="Numbering_20_123">
      <style:text-properties officeooo:paragraph-rsid="1023e2d6"/>
    </style:style>
    <style:style style:name="P99" style:family="paragraph" style:parent-style-name="Standard" style:list-style-name="Numbering_20_123">
      <style:text-properties officeooo:paragraph-rsid="102451d1"/>
    </style:style>
    <style:style style:name="P100" style:family="paragraph" style:parent-style-name="Standard" style:list-style-name="Numbering_20_123">
      <style:text-properties officeooo:paragraph-rsid="1026b725"/>
    </style:style>
    <style:style style:name="P101" style:family="paragraph" style:parent-style-name="Standard" style:list-style-name="Numbering_20_123">
      <style:text-properties officeooo:paragraph-rsid="1027052f"/>
    </style:style>
    <style:style style:name="P102" style:family="paragraph" style:parent-style-name="Standard" style:list-style-name="Numbering_20_123">
      <style:text-properties officeooo:paragraph-rsid="1028fbf0"/>
    </style:style>
    <style:style style:name="P103" style:family="paragraph" style:parent-style-name="Standard" style:list-style-name="Numbering_20_123">
      <style:text-properties officeooo:paragraph-rsid="102c61c9"/>
    </style:style>
    <style:style style:name="P104" style:family="paragraph" style:parent-style-name="Standard" style:list-style-name="Numbering_20_123">
      <style:text-properties officeooo:paragraph-rsid="103014eb"/>
    </style:style>
    <style:style style:name="P105" style:family="paragraph" style:parent-style-name="Standard" style:list-style-name="Numbering_20_123">
      <style:text-properties officeooo:paragraph-rsid="103191ca"/>
    </style:style>
    <style:style style:name="P106" style:family="paragraph" style:parent-style-name="Standard" style:list-style-name="Numbering_20_123">
      <style:text-properties officeooo:paragraph-rsid="10341352"/>
    </style:style>
    <style:style style:name="P107" style:family="paragraph" style:parent-style-name="Standard" style:list-style-name="Numbering_20_123">
      <style:text-properties officeooo:paragraph-rsid="10357b70"/>
    </style:style>
    <style:style style:name="P108" style:family="paragraph" style:parent-style-name="Standard" style:list-style-name="Numbering_20_123">
      <style:text-properties officeooo:paragraph-rsid="103f0126"/>
    </style:style>
    <style:style style:name="P109" style:family="paragraph" style:parent-style-name="Standard" style:list-style-name="Numbering_20_123">
      <style:text-properties officeooo:paragraph-rsid="10404bc5"/>
    </style:style>
    <style:style style:name="P110" style:family="paragraph" style:parent-style-name="Standard" style:list-style-name="Numbering_20_123">
      <style:text-properties officeooo:paragraph-rsid="1040da81"/>
    </style:style>
    <style:style style:name="P111" style:family="paragraph" style:parent-style-name="Standard" style:list-style-name="Numbering_20_123">
      <style:text-properties officeooo:paragraph-rsid="104177a5"/>
    </style:style>
    <style:style style:name="P112" style:family="paragraph" style:parent-style-name="Standard" style:list-style-name="Numbering_20_123">
      <style:text-properties officeooo:paragraph-rsid="1042d35c"/>
    </style:style>
    <style:style style:name="P113" style:family="paragraph" style:parent-style-name="Standard" style:list-style-name="Numbering_20_123">
      <style:text-properties officeooo:paragraph-rsid="10448a30"/>
    </style:style>
    <style:style style:name="P114" style:family="paragraph" style:parent-style-name="Standard" style:list-style-name="Numbering_20_123">
      <style:text-properties officeooo:paragraph-rsid="104944c2"/>
    </style:style>
    <style:style style:name="P115" style:family="paragraph" style:parent-style-name="Standard" style:list-style-name="Numbering_20_123">
      <style:text-properties officeooo:paragraph-rsid="104b2bd6"/>
    </style:style>
    <style:style style:name="P116" style:family="paragraph" style:parent-style-name="Standard" style:list-style-name="Numbering_20_123">
      <style:text-properties officeooo:paragraph-rsid="104d8ce0"/>
    </style:style>
    <style:style style:name="P117" style:family="paragraph" style:parent-style-name="Standard" style:list-style-name="Numbering_20_123">
      <style:text-properties officeooo:paragraph-rsid="1055f676"/>
    </style:style>
    <style:style style:name="P118" style:family="paragraph" style:parent-style-name="Standard" style:list-style-name="Numbering_20_123">
      <style:text-properties officeooo:paragraph-rsid="104fb1e5"/>
    </style:style>
    <style:style style:name="P119" style:family="paragraph" style:parent-style-name="Standard" style:list-style-name="Numbering_20_123">
      <style:text-properties officeooo:paragraph-rsid="1051818a"/>
    </style:style>
    <style:style style:name="P120" style:family="paragraph" style:parent-style-name="Standard" style:list-style-name="Numbering_20_123">
      <style:text-properties officeooo:paragraph-rsid="0ec627d3"/>
    </style:style>
    <style:style style:name="P121" style:family="paragraph" style:parent-style-name="Standard" style:list-style-name="Numbering_20_123">
      <style:text-properties officeooo:paragraph-rsid="105bee3c"/>
    </style:style>
    <style:style style:name="P122" style:family="paragraph" style:parent-style-name="Standard" style:list-style-name="Numbering_20_123">
      <style:text-properties officeooo:paragraph-rsid="105c3c43"/>
    </style:style>
    <style:style style:name="P123" style:family="paragraph" style:parent-style-name="Standard" style:list-style-name="Numbering_20_123">
      <style:text-properties officeooo:paragraph-rsid="105e2386"/>
    </style:style>
    <style:style style:name="P124" style:family="paragraph" style:parent-style-name="Standard" style:list-style-name="Numbering_20_123">
      <style:text-properties officeooo:paragraph-rsid="105fee25"/>
    </style:style>
    <style:style style:name="P125" style:family="paragraph" style:parent-style-name="Standard" style:list-style-name="Numbering_20_123">
      <style:text-properties officeooo:paragraph-rsid="1060ff45"/>
    </style:style>
    <style:style style:name="P126" style:family="paragraph" style:parent-style-name="Standard" style:list-style-name="Numbering_20_123">
      <style:text-properties officeooo:paragraph-rsid="10611bef"/>
    </style:style>
    <style:style style:name="P127" style:family="paragraph" style:parent-style-name="Standard" style:list-style-name="Numbering_20_123">
      <style:text-properties officeooo:paragraph-rsid="106275b9"/>
    </style:style>
    <style:style style:name="P128" style:family="paragraph" style:parent-style-name="Standard" style:list-style-name="Numbering_20_123">
      <style:text-properties officeooo:paragraph-rsid="1064582f"/>
    </style:style>
    <style:style style:name="P129" style:family="paragraph" style:parent-style-name="Standard" style:list-style-name="Numbering_20_123">
      <style:text-properties officeooo:paragraph-rsid="1064fbb8"/>
    </style:style>
    <style:style style:name="P130" style:family="paragraph" style:parent-style-name="Standard" style:list-style-name="Numbering_20_123">
      <style:text-properties officeooo:paragraph-rsid="10671469"/>
    </style:style>
    <style:style style:name="P131" style:family="paragraph" style:parent-style-name="Standard" style:list-style-name="Numbering_20_123">
      <style:text-properties officeooo:paragraph-rsid="1068a59a"/>
    </style:style>
    <style:style style:name="P132" style:family="paragraph" style:parent-style-name="Standard" style:list-style-name="Numbering_20_123">
      <style:text-properties officeooo:paragraph-rsid="106afdd2"/>
    </style:style>
    <style:style style:name="P133" style:family="paragraph" style:parent-style-name="Standard" style:list-style-name="Numbering_20_123">
      <style:text-properties officeooo:paragraph-rsid="106c1efa"/>
    </style:style>
    <style:style style:name="P134" style:family="paragraph" style:parent-style-name="Standard" style:list-style-name="Numbering_20_123">
      <style:text-properties officeooo:paragraph-rsid="10708daa"/>
    </style:style>
    <style:style style:name="P135" style:family="paragraph" style:parent-style-name="Standard" style:list-style-name="Numbering_20_123">
      <style:text-properties officeooo:paragraph-rsid="10716630"/>
    </style:style>
    <style:style style:name="P136" style:family="paragraph" style:parent-style-name="Standard" style:list-style-name="Numbering_20_123">
      <style:text-properties officeooo:paragraph-rsid="107281fb"/>
    </style:style>
    <style:style style:name="P137" style:family="paragraph" style:parent-style-name="Standard" style:list-style-name="Numbering_20_123">
      <style:text-properties officeooo:paragraph-rsid="1073d343"/>
    </style:style>
    <style:style style:name="P138" style:family="paragraph" style:parent-style-name="Standard" style:list-style-name="Numbering_20_123">
      <style:text-properties officeooo:paragraph-rsid="10759c13"/>
    </style:style>
    <style:style style:name="P139" style:family="paragraph" style:parent-style-name="Standard" style:list-style-name="Numbering_20_123">
      <style:text-properties officeooo:paragraph-rsid="10783e10"/>
    </style:style>
    <style:style style:name="P140" style:family="paragraph" style:parent-style-name="Standard" style:list-style-name="Numbering_20_123">
      <style:text-properties officeooo:paragraph-rsid="1079288e"/>
    </style:style>
    <style:style style:name="P141" style:family="paragraph" style:parent-style-name="Standard" style:list-style-name="Numbering_20_123">
      <style:text-properties officeooo:paragraph-rsid="107c183d"/>
    </style:style>
    <style:style style:name="P142" style:family="paragraph" style:parent-style-name="Standard" style:list-style-name="Numbering_20_123">
      <style:text-properties officeooo:paragraph-rsid="107d0d6b"/>
    </style:style>
    <style:style style:name="P143" style:family="paragraph" style:parent-style-name="Standard" style:list-style-name="Numbering_20_123">
      <style:text-properties officeooo:paragraph-rsid="107f8c63"/>
    </style:style>
    <style:style style:name="P144" style:family="paragraph" style:parent-style-name="Standard" style:list-style-name="Numbering_20_123">
      <style:text-properties officeooo:paragraph-rsid="1083b92b"/>
    </style:style>
    <style:style style:name="P145" style:family="paragraph" style:parent-style-name="Standard" style:list-style-name="Numbering_20_123">
      <style:text-properties officeooo:paragraph-rsid="10953670"/>
    </style:style>
    <style:style style:name="P146" style:family="paragraph" style:parent-style-name="Standard" style:list-style-name="Numbering_20_123">
      <style:text-properties officeooo:paragraph-rsid="0f0c3113"/>
    </style:style>
    <style:style style:name="P147" style:family="paragraph" style:parent-style-name="Standard" style:list-style-name="Numbering_20_123">
      <style:text-properties officeooo:paragraph-rsid="10ac37af"/>
    </style:style>
    <style:style style:name="P148" style:family="paragraph" style:parent-style-name="Standard" style:list-style-name="Numbering_20_123">
      <style:text-properties officeooo:paragraph-rsid="10ae216a"/>
    </style:style>
    <style:style style:name="P149" style:family="paragraph" style:parent-style-name="Standard" style:list-style-name="Numbering_20_123">
      <style:text-properties officeooo:paragraph-rsid="10b146ab"/>
    </style:style>
    <style:style style:name="P150" style:family="paragraph" style:parent-style-name="Standard" style:list-style-name="Numbering_20_123">
      <style:text-properties officeooo:paragraph-rsid="10b367b2"/>
    </style:style>
    <style:style style:name="P151" style:family="paragraph" style:parent-style-name="Standard" style:list-style-name="Numbering_20_123">
      <style:text-properties officeooo:paragraph-rsid="10b444d9"/>
    </style:style>
    <style:style style:name="P152" style:family="paragraph" style:parent-style-name="Standard" style:list-style-name="Numbering_20_123">
      <style:text-properties officeooo:paragraph-rsid="10b4da3b"/>
    </style:style>
    <style:style style:name="P153" style:family="paragraph" style:parent-style-name="Standard" style:list-style-name="Numbering_20_123">
      <style:text-properties officeooo:paragraph-rsid="10b895d2"/>
    </style:style>
    <style:style style:name="P154" style:family="paragraph" style:parent-style-name="Standard" style:list-style-name="Numbering_20_123">
      <style:text-properties officeooo:paragraph-rsid="10bdc556"/>
    </style:style>
    <style:style style:name="P155" style:family="paragraph" style:parent-style-name="Standard" style:list-style-name="Numbering_20_123">
      <style:text-properties officeooo:paragraph-rsid="10becf16"/>
    </style:style>
    <style:style style:name="P156" style:family="paragraph" style:parent-style-name="Standard" style:list-style-name="Numbering_20_123">
      <style:text-properties officeooo:paragraph-rsid="10bfd6e5"/>
    </style:style>
    <style:style style:name="P157" style:family="paragraph" style:parent-style-name="Standard" style:list-style-name="Numbering_20_123">
      <style:text-properties officeooo:paragraph-rsid="10bffb91"/>
    </style:style>
    <style:style style:name="P158" style:family="paragraph" style:parent-style-name="Standard" style:list-style-name="Numbering_20_123">
      <style:text-properties officeooo:paragraph-rsid="0f408bc5"/>
    </style:style>
    <style:style style:name="P159" style:family="paragraph" style:parent-style-name="Standard" style:list-style-name="Numbering_20_123">
      <style:text-properties officeooo:paragraph-rsid="10fd75ee"/>
    </style:style>
    <style:style style:name="P160" style:family="paragraph" style:parent-style-name="Standard" style:list-style-name="Numbering_20_123">
      <style:text-properties officeooo:paragraph-rsid="0f68f08b"/>
    </style:style>
    <style:style style:name="P161" style:family="paragraph" style:parent-style-name="Standard" style:list-style-name="Numbering_20_123">
      <style:text-properties officeooo:paragraph-rsid="110a1837"/>
    </style:style>
    <style:style style:name="P162" style:family="paragraph" style:parent-style-name="Standard" style:list-style-name="Numbering_20_123">
      <style:text-properties officeooo:paragraph-rsid="110d2d1f"/>
    </style:style>
    <style:style style:name="P163" style:family="paragraph" style:parent-style-name="Standard" style:list-style-name="Numbering_20_123">
      <style:text-properties officeooo:paragraph-rsid="110ec942"/>
    </style:style>
    <style:style style:name="P164" style:family="paragraph" style:parent-style-name="Standard" style:list-style-name="Numbering_20_123">
      <style:text-properties officeooo:paragraph-rsid="1112b46f"/>
    </style:style>
    <style:style style:name="P165" style:family="paragraph" style:parent-style-name="Standard" style:list-style-name="Numbering_20_123">
      <style:text-properties officeooo:paragraph-rsid="1113e0d0"/>
    </style:style>
    <style:style style:name="P166" style:family="paragraph" style:parent-style-name="Standard" style:list-style-name="Numbering_20_123">
      <style:text-properties officeooo:paragraph-rsid="111a093e"/>
    </style:style>
    <style:style style:name="P167" style:family="paragraph" style:parent-style-name="Standard" style:list-style-name="Numbering_20_123">
      <style:text-properties officeooo:paragraph-rsid="111a0a76"/>
    </style:style>
    <style:style style:name="P168" style:family="paragraph" style:parent-style-name="Standard" style:list-style-name="Numbering_20_123">
      <style:text-properties officeooo:paragraph-rsid="111b3e63"/>
    </style:style>
    <style:style style:name="P169" style:family="paragraph" style:parent-style-name="Standard" style:list-style-name="Numbering_20_123">
      <style:text-properties officeooo:paragraph-rsid="111bfd6b"/>
    </style:style>
    <style:style style:name="P170" style:family="paragraph" style:parent-style-name="Standard" style:list-style-name="Numbering_20_123">
      <style:text-properties officeooo:paragraph-rsid="111eb85c"/>
    </style:style>
    <style:style style:name="P171" style:family="paragraph" style:parent-style-name="Standard" style:list-style-name="Numbering_20_123">
      <style:text-properties officeooo:rsid="105b8077" officeooo:paragraph-rsid="105b8077"/>
    </style:style>
    <style:style style:name="P172" style:family="paragraph" style:parent-style-name="Standard">
      <style:text-properties officeooo:paragraph-rsid="0000a7ac"/>
    </style:style>
    <style:style style:name="P173" style:family="paragraph" style:parent-style-name="Standard">
      <style:text-properties officeooo:rsid="0015e190" officeooo:paragraph-rsid="00c54477"/>
    </style:style>
    <style:style style:name="P174" style:family="paragraph" style:parent-style-name="Standard">
      <style:text-properties officeooo:paragraph-rsid="036c2c3f"/>
    </style:style>
    <style:style style:name="P175" style:family="paragraph" style:parent-style-name="Standard">
      <style:paragraph-properties fo:text-align="center" style:justify-single-word="false"/>
      <style:text-properties officeooo:paragraph-rsid="0000a7ac"/>
    </style:style>
    <style:style style:name="P176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77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0" style:family="paragraph" style:parent-style-name="Standard">
      <style:text-properties officeooo:paragraph-rsid="000ee5ca"/>
    </style:style>
    <style:style style:name="P181" style:family="paragraph" style:parent-style-name="Standard">
      <style:text-properties officeooo:paragraph-rsid="000b70ec"/>
    </style:style>
    <style:style style:name="P182" style:family="paragraph" style:parent-style-name="Standard">
      <style:text-properties officeooo:paragraph-rsid="0002bad4"/>
    </style:style>
    <style:style style:name="P183" style:family="paragraph" style:parent-style-name="Standard">
      <style:text-properties officeooo:paragraph-rsid="007c4bcb"/>
    </style:style>
    <style:style style:name="P184" style:family="paragraph" style:parent-style-name="Standard">
      <style:text-properties officeooo:paragraph-rsid="0089129d"/>
    </style:style>
    <style:style style:name="P185" style:family="paragraph" style:parent-style-name="Standard">
      <style:text-properties officeooo:paragraph-rsid="0088b770"/>
    </style:style>
    <style:style style:name="P186" style:family="paragraph" style:parent-style-name="Standard">
      <style:text-properties officeooo:paragraph-rsid="008b7f88"/>
    </style:style>
    <style:style style:name="P187" style:family="paragraph" style:parent-style-name="Standard">
      <style:text-properties officeooo:paragraph-rsid="00907d10"/>
    </style:style>
    <style:style style:name="P188" style:family="paragraph" style:parent-style-name="Standard">
      <style:text-properties officeooo:paragraph-rsid="00916403"/>
    </style:style>
    <style:style style:name="P189" style:family="paragraph" style:parent-style-name="Standard">
      <style:text-properties officeooo:paragraph-rsid="009e900d"/>
    </style:style>
    <style:style style:name="P190" style:family="paragraph" style:parent-style-name="Standard">
      <style:text-properties officeooo:paragraph-rsid="001a77b8"/>
    </style:style>
    <style:style style:name="P191" style:family="paragraph" style:parent-style-name="Standard">
      <style:text-properties officeooo:paragraph-rsid="00a1db90"/>
    </style:style>
    <style:style style:name="P192" style:family="paragraph" style:parent-style-name="Standard">
      <style:text-properties officeooo:paragraph-rsid="00adc794"/>
    </style:style>
    <style:style style:name="P193" style:family="paragraph" style:parent-style-name="Standard">
      <style:text-properties officeooo:paragraph-rsid="00b91bac"/>
    </style:style>
    <style:style style:name="P194" style:family="paragraph" style:parent-style-name="Standard">
      <style:text-properties officeooo:paragraph-rsid="111eb8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style:text-underline-style="none" fo:font-weight="normal" officeooo:rsid="1093514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10979d1c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10f93c4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110a1837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110d2d1f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110ec942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1111a533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1112b46f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1113e0d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1115b238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1115b439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1117a521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1118d859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111a0a76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111b3e6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111bfd6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111eb85c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c91bc96" style:font-style-asian="normal" style:font-weight-asian="bold" style:font-style-complex="normal" style:font-weight-complex="bold"/>
    </style:style>
    <style:style style:name="T79" style:family="text">
      <style:text-properties style:font-name="Liberation Mono" officeooo:rsid="004e4412"/>
    </style:style>
    <style:style style:name="T80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4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95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01" style:family="text">
      <style:text-properties style:font-name="Liberation Mono" fo:font-size="12pt" fo:font-style="normal" fo:font-weight="bold" officeooo:rsid="100da7e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02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Liberation Mono" fo:font-size="12pt" fo:font-style="normal" style:text-underline-style="none" fo:font-weight="normal" officeooo:rsid="0f0aa1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4" style:family="text">
      <style:text-properties style:font-name="Liberation Mono" fo:font-size="12pt" fo:font-style="normal" style:text-underline-style="none" fo:font-weight="normal" officeooo:rsid="0f3f8b5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5" style:family="text">
      <style:text-properties style:font-name="Liberation Mono" fo:font-size="12pt" fo:font-style="normal" style:text-underline-style="none" fo:font-weight="normal" officeooo:rsid="0f689e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style:text-underline-style="none" fo:font-weight="normal" officeooo:rsid="1010cd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style:text-underline-style="none" fo:font-weight="normal" officeooo:rsid="10110e4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style:text-underline-style="none" fo:font-weight="normal" officeooo:rsid="1012cd0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style:text-underline-style="none" fo:font-weight="normal" officeooo:rsid="10143d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style:text-underline-style="none" fo:font-weight="normal" officeooo:rsid="10146e2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style:text-underline-style="none" fo:font-weight="normal" officeooo:rsid="101652b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style:text-underline-style="none" fo:font-weight="normal" officeooo:rsid="1017dcf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style:text-underline-style="none" fo:font-weight="normal" officeooo:rsid="1019cb9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style:text-underline-style="none" fo:font-weight="normal" officeooo:rsid="101b429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style:text-underline-style="none" fo:font-weight="normal" officeooo:rsid="101d202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style:text-underline-style="none" fo:font-weight="normal" officeooo:rsid="101d34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style:text-underline-style="none" fo:font-weight="normal" officeooo:rsid="101e25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style:text-underline-style="none" fo:font-weight="normal" officeooo:rsid="101f90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style:text-underline-style="none" fo:font-weight="normal" officeooo:rsid="101fc4f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style:text-underline-style="none" fo:font-weight="normal" officeooo:rsid="10202f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1" style:family="text">
      <style:text-properties style:font-name="Liberation Mono" fo:font-size="12pt" fo:font-style="normal" style:text-underline-style="none" fo:font-weight="normal" officeooo:rsid="1021efc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2" style:family="text">
      <style:text-properties style:font-name="Liberation Mono" fo:font-size="12pt" fo:font-style="normal" style:text-underline-style="none" fo:font-weight="normal" officeooo:rsid="1021fe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3" style:family="text">
      <style:text-properties style:font-name="Liberation Mono" fo:font-size="12pt" fo:font-style="normal" style:text-underline-style="none" fo:font-weight="normal" officeooo:rsid="1023bca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4" style:family="text">
      <style:text-properties style:font-name="Liberation Mono" fo:font-size="12pt" fo:font-style="normal" style:text-underline-style="none" fo:font-weight="normal" officeooo:rsid="1023de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5" style:family="text">
      <style:text-properties style:font-name="Liberation Mono" fo:font-size="12pt" fo:font-style="normal" style:text-underline-style="none" fo:font-weight="normal" officeooo:rsid="1023e2d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6" style:family="text">
      <style:text-properties style:font-name="Liberation Mono" fo:font-size="12pt" fo:font-style="normal" style:text-underline-style="none" fo:font-weight="normal" officeooo:rsid="102451d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style:text-underline-style="none" fo:font-weight="normal" officeooo:rsid="1026b72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style:text-underline-style="none" fo:font-weight="normal" officeooo:rsid="1027052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style:text-underline-style="none" fo:font-weight="normal" officeooo:rsid="1028fb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style:text-underline-style="none" fo:font-weight="normal" officeooo:rsid="102c61c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style:text-underline-style="none" fo:font-weight="normal" officeooo:rsid="102e607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style:text-underline-style="none" fo:font-weight="normal" officeooo:rsid="102f585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style:text-underline-style="none" fo:font-weight="normal" officeooo:rsid="103014e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style:text-underline-style="none" fo:font-weight="normal" officeooo:rsid="103191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style:text-underline-style="none" fo:font-weight="normal" officeooo:rsid="1032f68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style:text-underline-style="none" fo:font-weight="normal" officeooo:rsid="103413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style:text-underline-style="none" fo:font-weight="normal" officeooo:rsid="10357b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style:text-underline-style="none" fo:font-weight="normal" officeooo:rsid="103f01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style:text-underline-style="none" fo:font-weight="normal" officeooo:rsid="10404bc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style:text-underline-style="none" fo:font-weight="normal" officeooo:rsid="1040da8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style:text-underline-style="none" fo:font-weight="normal" officeooo:rsid="104177a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style:text-underline-style="none" fo:font-weight="normal" officeooo:rsid="1041f90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style:text-underline-style="none" fo:font-weight="normal" officeooo:rsid="1042d35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style:text-underline-style="none" fo:font-weight="normal" officeooo:rsid="10448a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style:text-underline-style="none" fo:font-weight="normal" officeooo:rsid="10451ae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style:text-underline-style="none" fo:font-weight="normal" officeooo:rsid="1046300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style:text-underline-style="none" fo:font-weight="normal" officeooo:rsid="104944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style:text-underline-style="none" fo:font-weight="normal" officeooo:rsid="104a82c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style:text-underline-style="none" fo:font-weight="normal" officeooo:rsid="104b2bd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style:text-underline-style="none" fo:font-weight="normal" officeooo:rsid="104b2c4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style:text-underline-style="none" fo:font-weight="normal" officeooo:rsid="104d8ce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style:text-underline-style="none" fo:font-weight="normal" officeooo:rsid="104e685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style:text-underline-style="none" fo:font-weight="normal" officeooo:rsid="104ec0c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style:text-underline-style="none" fo:font-weight="normal" officeooo:rsid="1051818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style:text-underline-style="none" fo:font-weight="normal" officeooo:rsid="1052ed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style:text-underline-style="none" fo:font-weight="normal" officeooo:rsid="10537d7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style:text-underline-style="none" fo:font-weight="normal" officeooo:rsid="1055f6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10582ce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normal" officeooo:rsid="105bee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style:text-underline-style="none" fo:font-weight="normal" officeooo:rsid="105c3c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style:text-underline-style="none" fo:font-weight="normal" officeooo:rsid="105e238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style:text-underline-style="none" fo:font-weight="normal" officeooo:rsid="105fee2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style:text-underline-style="none" fo:font-weight="normal" officeooo:rsid="1060ff4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style:text-underline-style="none" fo:font-weight="normal" officeooo:rsid="10611be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style:text-underline-style="none" fo:font-weight="normal" officeooo:rsid="106275b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style:text-underline-style="none" fo:font-weight="normal" officeooo:rsid="1064582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style:text-underline-style="none" fo:font-weight="normal" officeooo:rsid="1064fb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style:text-underline-style="none" fo:font-weight="normal" officeooo:rsid="1067146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style:text-underline-style="none" fo:font-weight="normal" officeooo:rsid="1068a59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style:text-underline-style="none" fo:font-weight="normal" officeooo:rsid="106924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style:text-underline-style="none" fo:font-weight="normal" officeooo:rsid="1069a6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style:text-underline-style="none" fo:font-weight="normal" officeooo:rsid="106a2ed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style:text-underline-style="none" fo:font-weight="normal" officeooo:rsid="106afdd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style:text-underline-style="none" fo:font-weight="normal" officeooo:rsid="106c1ef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style:text-underline-style="none" fo:font-weight="normal" officeooo:rsid="106ea8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style:text-underline-style="none" fo:font-weight="normal" officeooo:rsid="106f9b8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style:text-underline-style="none" fo:font-weight="normal" officeooo:rsid="10708da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107166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107281f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1073d34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10765ff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10783e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107928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107c183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107d0d6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107f8c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108091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1080e92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1082640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1083b92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1085745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10874c6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1089e01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10953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1098e28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1099f80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109a28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10ac37a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10adc18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10ae216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10af3c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10b146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10b2417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10b367b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10b444d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10b4da3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10b4fbb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10b5a4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10b6e22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10b895d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10bdc5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10becf1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10bfd6e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10bffb9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10c03c4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10fd75e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110cb56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19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20" style:family="text">
      <style:text-properties style:font-name="Liberation Mono" fo:font-size="12pt" fo:font-style="normal" style:text-underline-style="none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221" style:family="text">
      <style:text-properties style:font-name="Liberation Mono" fo:font-size="12pt" fo:font-style="normal" style:text-underline-style="none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2" style:family="text">
      <style:text-properties style:font-name="Liberation Mono" fo:font-size="12pt" fo:font-style="normal" style:text-underline-style="none" fo:font-weight="bold" officeooo:rsid="0ec7dce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3" style:family="text">
      <style:text-properties style:font-name="Liberation Mono" fo:font-size="12pt" fo:font-style="normal" style:text-underline-style="none" fo:font-weight="bold" officeooo:rsid="0f0c311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4" style:family="text">
      <style:text-properties style:font-name="Liberation Mono" fo:font-size="12pt" fo:font-style="normal" style:text-underline-style="none" fo:font-weight="bold" officeooo:rsid="0f408b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5" style:family="text">
      <style:text-properties style:font-name="Liberation Mono" fo:font-size="12pt" fo:font-style="normal" style:text-underline-style="none" fo:font-weight="bold" officeooo:rsid="0f68f08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6" style:family="text">
      <style:text-properties style:font-name="Liberation Mono" fo:font-size="12pt" fo:font-style="normal" style:text-underline-style="none" fo:font-weight="bold" officeooo:rsid="1059716a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7" style:family="text">
      <style:text-properties style:font-name="Liberation Mono" fo:font-size="12pt" fo:font-style="normal" style:text-underline-style="none" fo:font-weight="bold" officeooo:rsid="10a94096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8" style:family="text">
      <style:text-properties style:font-name="Liberation Mono" fo:font-size="12pt" fo:font-style="normal" style:text-underline-style="none" fo:font-weight="bold" officeooo:rsid="10f4830e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29" style:family="text">
      <style:text-properties style:font-name="Liberation Mono" fo:font-size="12pt" fo:font-style="normal" style:text-underline-style="none" fo:font-weight="bold" officeooo:rsid="1122354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0" style:family="text">
      <style:text-properties style:font-name="Liberation Mono" fo:font-weight="normal" style:font-weight-asian="normal" style:font-weight-complex="normal"/>
    </style:style>
    <style:style style:name="T231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232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233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234" style:family="text">
      <style:text-properties style:font-name="Liberation Mono" fo:font-style="normal" fo:font-weight="bold" officeooo:rsid="0c909a5f" style:font-style-asian="normal" style:font-weight-asian="bold" style:font-style-complex="normal" style:font-weight-complex="bold"/>
    </style:style>
    <style:style style:name="T235" style:family="text">
      <style:text-properties style:font-name="Liberation Mono" fo:font-style="normal" fo:font-weight="bold" officeooo:rsid="0e9df712" style:font-style-asian="normal" style:font-weight-asian="bold" style:font-style-complex="normal" style:font-weight-complex="bold"/>
    </style:style>
    <style:style style:name="T236" style:family="text">
      <style:text-properties style:font-name="Liberation Mono" fo:font-style="normal" fo:font-weight="bold" officeooo:rsid="100c8f22" style:font-style-asian="normal" style:font-weight-asian="bold" style:font-style-complex="normal" style:font-weight-complex="bold"/>
    </style:style>
    <style:style style:name="T237" style:family="text">
      <style:text-properties officeooo:rsid="100fd48d"/>
    </style:style>
    <style:style style:name="T238" style:family="text">
      <style:text-properties officeooo:rsid="007b6ae1"/>
    </style:style>
    <style:style style:name="T239" style:family="text">
      <style:text-properties officeooo:rsid="108ace81"/>
    </style:style>
    <style:style style:name="T240" style:family="text">
      <style:text-properties officeooo:rsid="108b7a68"/>
    </style:style>
    <style:style style:name="T241" style:family="text">
      <style:text-properties officeooo:rsid="108c1fe0"/>
    </style:style>
    <style:style style:name="T242" style:family="text">
      <style:text-properties officeooo:rsid="108d328f"/>
    </style:style>
    <style:style style:name="T243" style:family="text">
      <style:text-properties officeooo:rsid="108f3577"/>
    </style:style>
    <style:style style:name="T244" style:family="text">
      <style:text-properties officeooo:rsid="10901804"/>
    </style:style>
    <style:style style:name="T245" style:family="text">
      <style:text-properties officeooo:rsid="1090eb45"/>
    </style:style>
    <style:style style:name="T246" style:family="text">
      <style:text-properties officeooo:rsid="109110a7"/>
    </style:style>
    <style:style style:name="T247" style:family="text">
      <style:text-properties officeooo:rsid="109e95c0"/>
    </style:style>
    <style:style style:name="T248" style:family="text">
      <style:text-properties officeooo:rsid="10a2158e"/>
    </style:style>
    <style:style style:name="T249" style:family="text">
      <style:text-properties officeooo:rsid="10a2a972"/>
    </style:style>
    <style:style style:name="T250" style:family="text">
      <style:text-properties officeooo:rsid="10a2d6b9"/>
    </style:style>
    <style:style style:name="T251" style:family="text">
      <style:text-properties officeooo:rsid="10a3b519"/>
    </style:style>
    <style:style style:name="T252" style:family="text">
      <style:text-properties officeooo:rsid="10a4ff23"/>
    </style:style>
    <style:style style:name="T253" style:family="text">
      <style:text-properties officeooo:rsid="10a6fcc4"/>
    </style:style>
    <style:style style:name="T254" style:family="text">
      <style:text-properties officeooo:rsid="10a7c28f"/>
    </style:style>
    <style:style style:name="T255" style:family="text">
      <style:text-properties officeooo:rsid="10a7ecec"/>
    </style:style>
    <style:style style:name="T256" style:family="text">
      <style:text-properties officeooo:rsid="10aa3fdd"/>
    </style:style>
    <style:style style:name="T257" style:family="text">
      <style:text-properties officeooo:rsid="10bae0cd"/>
    </style:style>
    <style:style style:name="T258" style:family="text">
      <style:text-properties officeooo:rsid="10bbd9a3"/>
    </style:style>
    <style:style style:name="T259" style:family="text">
      <style:text-properties officeooo:rsid="10bbf131"/>
    </style:style>
    <style:style style:name="T260" style:family="text">
      <style:text-properties officeooo:rsid="10c216d6"/>
    </style:style>
    <style:style style:name="T261" style:family="text">
      <style:text-properties officeooo:rsid="10c21deb"/>
    </style:style>
    <style:style style:name="T262" style:family="text">
      <style:text-properties officeooo:rsid="10c3fc1d"/>
    </style:style>
    <style:style style:name="T263" style:family="text">
      <style:text-properties officeooo:rsid="10c4945d"/>
    </style:style>
    <style:style style:name="T264" style:family="text">
      <style:text-properties officeooo:rsid="10c6ad80"/>
    </style:style>
    <style:style style:name="T265" style:family="text">
      <style:text-properties officeooo:rsid="10c72a62"/>
    </style:style>
    <style:style style:name="T266" style:family="text">
      <style:text-properties officeooo:rsid="10c921fa"/>
    </style:style>
    <style:style style:name="T267" style:family="text">
      <style:text-properties officeooo:rsid="10c95801"/>
    </style:style>
    <style:style style:name="T268" style:family="text">
      <style:text-properties officeooo:rsid="10ca6e1e"/>
    </style:style>
    <style:style style:name="T269" style:family="text">
      <style:text-properties officeooo:rsid="10cb2b53"/>
    </style:style>
    <style:style style:name="T270" style:family="text">
      <style:text-properties officeooo:rsid="10cbc97d"/>
    </style:style>
    <style:style style:name="T271" style:family="text">
      <style:text-properties officeooo:rsid="10cd97db"/>
    </style:style>
    <style:style style:name="T272" style:family="text">
      <style:text-properties officeooo:rsid="10cf502a"/>
    </style:style>
    <style:style style:name="T273" style:family="text">
      <style:text-properties officeooo:rsid="10d126fe"/>
    </style:style>
    <style:style style:name="T274" style:family="text">
      <style:text-properties officeooo:rsid="10d13384"/>
    </style:style>
    <style:style style:name="T275" style:family="text">
      <style:text-properties officeooo:rsid="10d3f715"/>
    </style:style>
    <style:style style:name="T276" style:family="text">
      <style:text-properties officeooo:rsid="10d43c28"/>
    </style:style>
    <style:style style:name="T277" style:family="text">
      <style:text-properties officeooo:rsid="10d4586e"/>
    </style:style>
    <style:style style:name="T278" style:family="text">
      <style:text-properties officeooo:rsid="10d5b43c"/>
    </style:style>
    <style:style style:name="T279" style:family="text">
      <style:text-properties officeooo:rsid="10d6774f"/>
    </style:style>
    <style:style style:name="T280" style:family="text">
      <style:text-properties officeooo:rsid="10d82549"/>
    </style:style>
    <style:style style:name="T281" style:family="text">
      <style:text-properties officeooo:rsid="10d859c9"/>
    </style:style>
    <style:style style:name="T282" style:family="text">
      <style:text-properties officeooo:rsid="10d8f9c1"/>
    </style:style>
    <style:style style:name="T283" style:family="text">
      <style:text-properties officeooo:rsid="10dacf20"/>
    </style:style>
    <style:style style:name="T284" style:family="text">
      <style:text-properties officeooo:rsid="10dba55c"/>
    </style:style>
    <style:style style:name="T285" style:family="text">
      <style:text-properties officeooo:rsid="10dc6013"/>
    </style:style>
    <style:style style:name="T286" style:family="text">
      <style:text-properties officeooo:rsid="10dd8c77"/>
    </style:style>
    <style:style style:name="T287" style:family="text">
      <style:text-properties officeooo:rsid="10deeb1e"/>
    </style:style>
    <style:style style:name="T288" style:family="text">
      <style:text-properties officeooo:rsid="10e18f43"/>
    </style:style>
    <style:style style:name="T289" style:family="text">
      <style:text-properties officeooo:rsid="10e2ca5e"/>
    </style:style>
    <style:style style:name="T290" style:family="text">
      <style:text-properties officeooo:rsid="10e36732"/>
    </style:style>
    <style:style style:name="T291" style:family="text">
      <style:text-properties officeooo:rsid="10e414f9"/>
    </style:style>
    <style:style style:name="T292" style:family="text">
      <style:text-properties officeooo:rsid="10e4dd17"/>
    </style:style>
    <style:style style:name="T293" style:family="text">
      <style:text-properties officeooo:rsid="10e6157c"/>
    </style:style>
    <style:style style:name="T294" style:family="text">
      <style:text-properties officeooo:rsid="10e6f0c1"/>
    </style:style>
    <style:style style:name="T295" style:family="text">
      <style:text-properties officeooo:rsid="10e80c1d"/>
    </style:style>
    <style:style style:name="T296" style:family="text">
      <style:text-properties officeooo:rsid="10e8bafa"/>
    </style:style>
    <style:style style:name="T297" style:family="text">
      <style:text-properties officeooo:rsid="10eb0305"/>
    </style:style>
    <style:style style:name="T298" style:family="text">
      <style:text-properties officeooo:rsid="10eca65e"/>
    </style:style>
    <style:style style:name="T299" style:family="text">
      <style:text-properties officeooo:rsid="10ed9800"/>
    </style:style>
    <style:style style:name="T300" style:family="text">
      <style:text-properties officeooo:rsid="10ee8798"/>
    </style:style>
    <style:style style:name="T301" style:family="text">
      <style:text-properties officeooo:rsid="10ee9291"/>
    </style:style>
    <style:style style:name="T302" style:family="text">
      <style:text-properties officeooo:rsid="10f04edc"/>
    </style:style>
    <style:style style:name="T303" style:family="text">
      <style:text-properties officeooo:rsid="10f06548"/>
    </style:style>
    <style:style style:name="T304" style:family="text">
      <style:text-properties officeooo:rsid="10f0ea6a"/>
    </style:style>
    <style:style style:name="T305" style:family="text">
      <style:text-properties officeooo:rsid="10f16742"/>
    </style:style>
    <style:style style:name="T306" style:family="text">
      <style:text-properties officeooo:rsid="10f2ff89"/>
    </style:style>
    <style:style style:name="T307" style:family="text">
      <style:text-properties officeooo:rsid="10f633bf"/>
    </style:style>
    <style:style style:name="T308" style:family="text">
      <style:text-properties officeooo:rsid="10f70c43"/>
    </style:style>
    <style:style style:name="T309" style:family="text">
      <style:text-properties officeooo:rsid="10f93c4a"/>
    </style:style>
    <style:style style:name="T310" style:family="text">
      <style:text-properties officeooo:rsid="10fafe6c"/>
    </style:style>
    <style:style style:name="T311" style:family="text">
      <style:text-properties officeooo:rsid="10fc8b4c"/>
    </style:style>
    <style:style style:name="T312" style:family="text">
      <style:text-properties officeooo:rsid="10ff30dc"/>
    </style:style>
    <style:style style:name="T313" style:family="text">
      <style:text-properties officeooo:rsid="110125e2"/>
    </style:style>
    <style:style style:name="T314" style:family="text">
      <style:text-properties officeooo:rsid="110250b7"/>
    </style:style>
    <style:style style:name="T315" style:family="text">
      <style:text-properties officeooo:rsid="1103bacd"/>
    </style:style>
    <style:style style:name="T316" style:family="text">
      <style:text-properties officeooo:rsid="1104afc9"/>
    </style:style>
    <style:style style:name="T317" style:family="text">
      <style:text-properties officeooo:rsid="1106167e"/>
    </style:style>
    <style:style style:name="T318" style:family="text">
      <style:text-properties officeooo:rsid="1106c34b"/>
    </style:style>
    <style:style style:name="T319" style:family="text">
      <style:text-properties officeooo:rsid="110846b0"/>
    </style:style>
    <style:style style:name="T320" style:family="text">
      <style:text-properties officeooo:rsid="11103660"/>
    </style:style>
    <style:style style:name="T321" style:family="text">
      <style:text-properties officeooo:rsid="11230930"/>
    </style:style>
    <style:style style:name="T322" style:family="text">
      <style:text-properties officeooo:rsid="112414a6"/>
    </style:style>
    <style:style style:name="T323" style:family="text">
      <style:text-properties officeooo:rsid="1124a5f6"/>
    </style:style>
    <style:style style:name="T324" style:family="text">
      <style:text-properties officeooo:rsid="11267719"/>
    </style:style>
    <style:style style:name="T325" style:family="text">
      <style:text-properties officeooo:rsid="1126fee5"/>
    </style:style>
    <style:style style:name="T326" style:family="text">
      <style:text-properties officeooo:rsid="11278ac3"/>
    </style:style>
    <style:style style:name="T327" style:family="text">
      <style:text-properties officeooo:rsid="1127f859"/>
    </style:style>
    <style:style style:name="T328" style:family="text">
      <style:text-properties officeooo:rsid="1129e292"/>
    </style:style>
    <style:style style:name="T329" style:family="text">
      <style:text-properties officeooo:rsid="112a590c"/>
    </style:style>
    <style:style style:name="T330" style:family="text">
      <style:text-properties officeooo:rsid="112b049f"/>
    </style:style>
    <style:style style:name="T331" style:family="text">
      <style:text-properties officeooo:rsid="112b073e"/>
    </style:style>
    <style:style style:name="T332" style:family="text">
      <style:text-properties officeooo:rsid="112c7437"/>
    </style:style>
    <style:style style:name="T333" style:family="text">
      <style:text-properties officeooo:rsid="112f7e48"/>
    </style:style>
    <style:style style:name="T334" style:family="text">
      <style:text-properties officeooo:rsid="11308ea2"/>
    </style:style>
    <style:style style:name="T335" style:family="text">
      <style:text-properties officeooo:rsid="11326086"/>
    </style:style>
    <style:style style:name="T336" style:family="text">
      <style:text-properties officeooo:rsid="1133cc8a"/>
    </style:style>
    <style:style style:name="T337" style:family="text">
      <style:text-properties officeooo:rsid="1135571c"/>
    </style:style>
    <style:style style:name="T338" style:family="text">
      <style:text-properties officeooo:rsid="1136c61b"/>
    </style:style>
    <style:style style:name="T339" style:family="text">
      <style:text-properties officeooo:rsid="11388b92"/>
    </style:style>
    <style:style style:name="T340" style:family="text">
      <style:text-properties officeooo:rsid="113991b1"/>
    </style:style>
    <style:style style:name="T341" style:family="text">
      <style:text-properties officeooo:rsid="113b3dec"/>
    </style:style>
    <style:style style:name="T342" style:family="text">
      <style:text-properties officeooo:rsid="113bc404"/>
    </style:style>
    <style:style style:name="T343" style:family="text">
      <style:text-properties officeooo:rsid="113bf7ec"/>
    </style:style>
    <style:style style:name="T344" style:family="text">
      <style:text-properties officeooo:rsid="113c0f32"/>
    </style:style>
    <style:style style:name="T345" style:family="text">
      <style:text-properties officeooo:rsid="113cea91"/>
    </style:style>
    <style:style style:name="T346" style:family="text">
      <style:text-properties officeooo:rsid="113eb5c2"/>
    </style:style>
    <style:style style:name="T347" style:family="text">
      <style:text-properties officeooo:rsid="113f9f55"/>
    </style:style>
    <style:style style:name="T348" style:family="text">
      <style:text-properties officeooo:rsid="11410ea6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68752732272" text:id="ct94868752732272">
          <text:deletion>
            <office:change-info>
              <dc:creator>Unknown Author</dc:creator>
              <dc:date>2021-02-24T11:53:36</dc:date>
            </office:change-info>
            <text:p text:style-name="Text_20_body"><text:span text:style-name="T231">ΔΙΚΤΥΑ ΥΠΟΛΟΓΙΣΤΩΝ</text:span></text:p>
          </text:deletion>
        </text:changed-region>
        <text:changed-region xml:id="ct94868752732544" text:id="ct94868752732544">
          <text:insertion>
            <office:change-info>
              <dc:creator>Unknown Author</dc:creator>
              <dc:date>2021-04-20T13:29:07</dc:date>
            </office:change-info>
          </text:insertion>
        </text:changed-region>
        <text:changed-region xml:id="ct94868753086272" text:id="ct94868753086272">
          <text:insertion>
            <office:change-info>
              <dc:creator>Unknown Author</dc:creator>
              <dc:date>2021-04-21T16:31:41</dc:date>
            </office:change-info>
          </text:insertion>
        </text:changed-region>
        <text:changed-region xml:id="ct94868753087984" text:id="ct94868753087984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868753089680" text:id="ct9486875308968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8753089920" text:id="ct94868753089920">
          <text:deletion>
            <office:change-info>
              <dc:creator>Unknown Author</dc:creator>
              <dc:date>2020-12-01T14:12:10</dc:date>
            </office:change-info>
            <text:p text:style-name="P6"><text:span text:style-name="T76">7</text:span></text:p>
          </text:deletion>
        </text:changed-region>
        <text:changed-region xml:id="ct94868753090160" text:id="ct94868753090160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868753090832" text:id="ct9486875309083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8753091152" text:id="ct94868753091152">
          <text:deletion>
            <office:change-info>
              <dc:creator>Unknown Author</dc:creator>
              <dc:date>2020-11-09T22:42:50</dc:date>
            </office:change-info>
            <text:p text:style-name="P8"><text:span text:style-name="T232">5</text:span></text:p>
          </text:deletion>
        </text:changed-region>
        <text:changed-region xml:id="ct94868753091712" text:id="ct94868753091712">
          <text:insertion>
            <office:change-info>
              <dc:creator>Unknown Author</dc:creator>
              <dc:date>2021-05-10T17:22:04</dc:date>
            </office:change-info>
          </text:insertion>
        </text:changed-region>
        <text:changed-region xml:id="ct94868753092784" text:id="ct94868753092784">
          <text:insertion>
            <office:change-info>
              <dc:creator>Unknown Author</dc:creator>
              <dc:date>2021-05-18T16:07:06</dc:date>
            </office:change-info>
          </text:insertion>
        </text:changed-region>
        <text:changed-region xml:id="ct94868753093760" text:id="ct9486875309376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8753094000" text:id="ct94868753094000">
          <text:deletion>
            <office:change-info>
              <dc:creator>Unknown Author</dc:creator>
              <dc:date>2020-11-09T22:43:07</dc:date>
            </office:change-info>
            <text:p text:style-name="P5"><text:span text:style-name="T238">Εξερεύνηση του Διαδικτύου</text:span></text:p>
          </text:deletion>
        </text:changed-region>
        <text:changed-region xml:id="ct94868753094240" text:id="ct94868753094240">
          <text:insertion>
            <office:change-info>
              <dc:creator>Unknown Author</dc:creator>
              <dc:date>2021-05-18T16:07:09</dc:date>
            </office:change-info>
          </text:insertion>
        </text:changed-region>
        <text:changed-region xml:id="ct94868753095856" text:id="ct9486875309585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8753096224" text:id="ct94868753096224">
          <text:deletion>
            <office:change-info>
              <dc:creator>Unknown Author</dc:creator>
              <dc:date>2020-11-24T15:49:09</dc:date>
            </office:change-info>
            <text:p text:style-name="P172"><text:span text:style-name="Source_20_Text"><text:span text:style-name="T81">18.04.4</text:span></text:span></text:p>
          </text:deletion>
        </text:changed-region>
        <text:changed-region xml:id="ct94868753098336" text:id="ct94868753098336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868753098976" text:id="ct94868753098976">
          <text:deletion>
            <office:change-info>
              <dc:creator>Unknown Author</dc:creator>
              <dc:date>2020-12-01T14:12:06</dc:date>
            </office:change-info>
            <text:p text:style-name="P172"><text:span text:style-name="Source_20_Text"><text:span text:style-name="T94"/></text:span></text:p>
            <text:p text:style-name="P172"><text:span text:style-name="Source_20_Text"><text:span text:style-name="T82">Ημερομηνία: 8/10/2020</text:span></text:span></text:p>
          </text:deletion>
        </text:changed-region>
        <text:changed-region xml:id="ct94868753100208" text:id="ct9486875310020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68753100448" text:id="ct94868753100448">
          <text:deletion>
            <office:change-info>
              <dc:creator>Unknown Author</dc:creator>
              <dc:date>2021-02-24T11:52:20</dc:date>
            </office:change-info>
            <text:p text:style-name="P3"><text:span text:style-name="T230">MAC address: c8:5b:76:d4:5a:7b</text:span></text:p>
            <text:p text:style-name="P3"><text:span text:style-name="Source_20_Text"><text:span text:style-name="T83">Ι</text:span></text:span><text:span text:style-name="Source_20_Text"><text:span text:style-name="T84">Pv4 </text:span></text:span><text:span text:style-name="Source_20_Text"><text:span text:style-name="T83">address</text:span></text:span><text:span text:style-name="Source_20_Text"><text:span text:style-name="T85">: </text:span></text:span><text:span text:style-name="Source_20_Text"><text:span text:style-name="T80">10.249.137.99 </text:span></text:span></text:p>
          </text:deletion>
        </text:changed-region>
        <text:changed-region xml:id="ct94868753100688" text:id="ct94868753100688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868753106656" text:id="ct94868753106656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868753109056" text:id="ct94868753109056">
          <text:deletion>
            <office:change-info>
              <dc:creator>Unknown Author</dc:creator>
              <dc:date>2020-11-09T22:43:22</dc:date>
            </office:change-info>
            <text:p text:style-name="P174"><text:span text:style-name="T98">1.1</text:span><text:span text:style-name="T99"> </text:span><text:span text:style-name="T90">inet 147.102.131.24 </text:span><text:span text:style-name="T92">της διεπαφής tun0 με ifconfig</text:span></text:p>
            <text:p text:style-name="P176"/>
            <text:p text:style-name="P177">1.2<text:span text:style-name="T1"> <text:s/>netmask 255.255.255.0, </text:span><text:span text:style-name="T2">μήκος προθέματος 24 bits</text:span></text:p>
            <text:p text:style-name="P178"/>
            <text:p text:style-name="P180"><text:span text:style-name="T46">1.3 </text:span><text:span text:style-name="T3">ping -c 1 -t &lt;ttl&gt; &lt;addr&gt;</text:span></text:p>
            <text:p text:style-name="P180"><text:span text:style-name="Source_20_Text"><text:span text:style-name="T3"/></text:span></text:p>
            <text:p text:style-name="P172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72"><text:span text:style-name="Source_20_Text"><text:span text:style-name="T55"/></text:span></text:p>
            <text:p text:style-name="P172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81"><text:span text:style-name="Source_20_Text"><text:span text:style-name="T5"/></text:span></text:p>
            <text:p text:style-name="P172"/>
            <text:p text:style-name="P172"><text:span text:style-name="Source_20_Text"><text:span text:style-name="T48"/></text:span></text:p>
            <text:p text:style-name="P182"><text:span text:style-name="Source_20_Text"><text:span text:style-name="T48"/></text:span></text:p>
            <text:p text:style-name="P182"><text:span text:style-name="Source_20_Text"><text:span text:style-name="T48"/></text:span></text:p>
            <text:p text:style-name="P182"><text:span text:style-name="Source_20_Text"><text:span text:style-name="T48">----------------------------------------------------------------------------------------------------------------------------</text:span></text:span></text:p>
            <text:p text:style-name="P172"><text:span text:style-name="Source_20_Text"><text:span text:style-name="T55"/></text:span></text:p>
            <text:p text:style-name="P183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79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79"><text:span text:style-name="Source_20_Text"><text:span text:style-name="T57"/></text:span></text:p>
            <text:p text:style-name="P183"><text:span text:style-name="Source_20_Text"><text:span text:style-name="T8">traceroute to www.ntua.gr (147.102.224.101), 3 hops max, 60 byte packets</text:span></text:span></text:p>
            <text:p text:style-name="P183"><text:span text:style-name="Source_20_Text"><text:span text:style-name="T8"><text:s/>1 <text:s/>server-udp.vpn.ntua.gr (147.102.131.1) <text:s/>49.163 ms <text:s/>49.171 ms <text:s/>49.174 ms</text:span></text:span></text:p>
            <text:p text:style-name="P183"><text:span text:style-name="Source_20_Text"><text:span text:style-name="T8"><text:s/>2 <text:s/>router.vpn.ntua.gr (147.102.224.53) <text:s/>49.178 ms <text:s/>62.546 ms <text:s/>62.575 ms</text:span></text:span></text:p>
            <text:p text:style-name="P183"><text:span text:style-name="Source_20_Text"><text:span text:style-name="T8"><text:s/>3 <text:s/>www.ntua.gr (147.102.224.101) <text:s/>62.564 ms <text:s/>62.576 ms <text:s/>62.579 ms</text:span></text:span></text:p>
            <text:p text:style-name="P183"><text:span text:style-name="Source_20_Text"><text:span text:style-name="T49">2.2</text:span></text:span></text:p>
            <text:p text:style-name="P184"><text:span text:style-name="Source_20_Text"><text:span text:style-name="T9">server-udp.vpn.ntua.gr (147.102.131.1)</text:span></text:span></text:p>
            <text:p text:style-name="P184"><text:span text:style-name="Source_20_Text"><text:span text:style-name="T9"><text:tab/>→ router.vpn.ntua.gr (147.102.224.53)</text:span></text:span></text:p>
            <text:p text:style-name="P185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85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85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83"><text:span text:style-name="Source_20_Text"><text:span text:style-name="T49"/></text:span></text:p>
            <text:p text:style-name="P186"><text:span text:style-name="Source_20_Text"><text:span text:style-name="T49">2.3 </text:span></text:span><text:span text:style-name="Source_20_Text"><text:span text:style-name="T10">Ναι</text:span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><text:s/></text:span></text:span></text:p>
            <text:p text:style-name="P186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86"><text:span text:style-name="Source_20_Text"><text:span text:style-name="T9"><text:tab/>→ router.vpn.ntua.gr (147.102.224.53)</text:span></text:span></text:p>
            <text:p text:style-name="P186"><text:span text:style-name="Source_20_Text"><text:span text:style-name="T9"><text:s text:c="20"/><text:tab/>→ ntua-zogr-3-gw.eier.access-link.grnet.gr (62.217.96.168)</text:span></text:span></text:p>
            <text:p text:style-name="P186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86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86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86"><text:span text:style-name="Source_20_Text"><text:span text:style-name="T49"/></text:span></text:p>
            <text:p text:style-name="P186"><text:span text:style-name="Source_20_Text"><text:span text:style-name="T49"/></text:span></text:p>
            <text:p text:style-name="P183"><text:span text:style-name="Source_20_Text"><text:span text:style-name="T49">2.5 </text:span></text:span><text:span text:style-name="Source_20_Text"><text:span text:style-name="T12">Ναι</text:span></text:span></text:p>
            <text:p text:style-name="P183"><text:span text:style-name="Source_20_Text"><text:span text:style-name="T12"/></text:span></text:p>
            <text:p text:style-name="P187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87"><text:span text:style-name="Source_20_Text"><text:span text:style-name="T14"/></text:span></text:p>
            <text:p text:style-name="P188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8 </text:span></text:span><text:span text:style-name="Source_20_Text"><text:span text:style-name="T16">icmp or udp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9 </text:span></text:span><text:span text:style-name="Source_20_Text"><text:span text:style-name="T17">Protocol: ICMP (1)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0 </text:span></text:span><text:span text:style-name="Source_20_Text"><text:span text:style-name="T18">32 bytes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3 </text:span></text:span><text:span text:style-name="Source_20_Text"><text:span text:style-name="T20">Ναι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88"><text:span text:style-name="Source_20_Text"><text:span text:style-name="T51"/></text:span></text:p>
            <text:p text:style-name="P189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88"><text:span text:style-name="Source_20_Text"><text:span text:style-name="T24"/></text:span></text:p>
            <text:p text:style-name="P183"><text:span text:style-name="Source_20_Text"><text:span text:style-name="T49"/></text:span></text:p>
            <text:p text:style-name="P172"><text:span text:style-name="Source_20_Text"><text:span text:style-name="T4"/></text:span></text:p>
            <text:p text:style-name="P172"><text:span text:style-name="Source_20_Text"><text:span text:style-name="T4"/></text:span></text:p>
            <text:p text:style-name="P172"><text:span text:style-name="Source_20_Text"><text:span text:style-name="T4"/></text:span></text:p>
            <text:p text:style-name="P172"><text:span text:style-name="Source_20_Text"><text:span text:style-name="T4"/></text:span></text:p>
            <text:p text:style-name="P172"><text:span text:style-name="Source_20_Text"><text:span text:style-name="T4"/></text:span></text:p>
            <text:p text:style-name="P172"><text:span text:style-name="Source_20_Text"><text:span text:style-name="T4"/></text:span></text:p>
            <text:p text:style-name="P172"><text:span text:style-name="Source_20_Text"><text:span text:style-name="T4"/></text:span></text:p>
            <text:p text:style-name="P190"><text:span text:style-name="Source_20_Text"><text:span text:style-name="T48"/></text:span></text:p>
            <text:p text:style-name="P190"><text:span text:style-name="Source_20_Text"><text:span text:style-name="T48"/></text:span></text:p>
            <text:p text:style-name="P190"><text:span text:style-name="Source_20_Text"><text:span text:style-name="T48"/></text:span></text:p>
            <text:p text:style-name="P190"><text:span text:style-name="Source_20_Text"><text:span text:style-name="T48"/></text:span></text:p>
            <text:p text:style-name="P191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2 </text:span></text:span><text:span text:style-name="Source_20_Text"><text:span text:style-name="T26">icmp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91"><text:span text:style-name="Source_20_Text"><text:span text:style-name="T52"/></text:span></text:p>
            <text:p text:style-name="P191"><text:span text:style-name="Source_20_Text"><text:span text:style-name="T52">3.11 </text:span></text:span><text:span text:style-name="Source_20_Text"><text:span text:style-name="T33">60</text:span></text:span></text:p>
            <text:p text:style-name="P191"><text:span text:style-name="Source_20_Text"><text:span text:style-name="T52"><text:s/></text:span></text:span></text:p>
            <text:p text:style-name="P191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90"><text:span text:style-name="Source_20_Text"><text:span text:style-name="T48"/></text:span></text:p>
            <text:p text:style-name="P192"><text:span text:style-name="Source_20_Text"><text:span text:style-name="T54">----------------------------------------------------------------------------------------------------------------------------</text:span></text:span></text:p>
            <text:p text:style-name="P192"><text:span text:style-name="Source_20_Text"><text:span text:style-name="T54"/></text:span></text:p>
            <text:p text:style-name="P192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92"><text:span text:style-name="Source_20_Text"><text:span text:style-name="T54"/></text:span></text:p>
            <text:p text:style-name="P192"><text:span text:style-name="Source_20_Text"><text:span text:style-name="T54">4.2 </text:span></text:span><text:span text:style-name="Source_20_Text"><text:span text:style-name="T36">60 bytes</text:span></text:span></text:p>
            <text:p text:style-name="P192"><text:span text:style-name="Source_20_Text"><text:span text:style-name="T54"/></text:span></text:p>
            <text:p text:style-name="P192"><text:span text:style-name="Source_20_Text"><text:span text:style-name="T54">4.3 </text:span></text:span><text:span text:style-name="Source_20_Text"><text:span text:style-name="T36">60 bytes</text:span></text:span></text:p>
            <text:p text:style-name="P192"><text:span text:style-name="Source_20_Text"><text:span text:style-name="T54"/></text:span></text:p>
            <text:p text:style-name="P192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92"><text:span text:style-name="Source_20_Text"><text:span text:style-name="T54"/></text:span></text:p>
            <text:p text:style-name="P174"><text:span text:style-name="Source_20_Text"><text:span text:style-name="T95">4.5 <text:s/></text:span></text:span></text:p>
          </text:deletion>
        </text:changed-region>
        <text:changed-region xml:id="ct94868753108816" text:id="ct94868753108816">
          <text:deletion>
            <office:change-info>
              <dc:creator>Unknown Author</dc:creator>
              <dc:date>2020-11-04T23:23:06</dc:date>
            </office:change-info>
            <text:p text:style-name="P174"><text:span text:style-name="Source_20_Text"><text:span text:style-name="T87">vpn-131-224.vpn.ntua.gr (147.102.131.224) →</text:span></text:span><text:span text:style-name="Source_20_Text"><text:span text:style-name="T88"> <text:s/></text:span></text:span></text:p>
          </text:deletion>
        </text:changed-region>
        <text:changed-region xml:id="ct94868753108576" text:id="ct94868753108576">
          <text:deletion>
            <office:change-info>
              <dc:creator>Unknown Author</dc:creator>
              <dc:date>2020-11-09T22:43:21</dc:date>
            </office:change-info>
            <text:p text:style-name="P174"><text:span text:style-name="Source_20_Text"><text:span text:style-name="T88">vpn2.noc.ntua.gr (147.102.224.52)</text:span></text:span></text:p>
          </text:deletion>
        </text:changed-region>
        <text:changed-region xml:id="ct94868753108336" text:id="ct94868753108336">
          <text:deletion>
            <office:change-info>
              <dc:creator>Unknown Author</dc:creator>
              <dc:date>2020-11-04T23:23:10</dc:date>
            </office:change-info>
            <text:p text:style-name="P174"><text:span text:style-name="Source_20_Text"><text:span text:style-name="T220"/></text:span></text:p>
            <text:p text:style-name="P174"><text:span text:style-name="Source_20_Text"><text:span text:style-name="T87"/></text:span></text:p>
          </text:deletion>
        </text:changed-region>
        <text:changed-region xml:id="ct94868753108096" text:id="ct94868753108096">
          <text:deletion>
            <office:change-info>
              <dc:creator>Unknown Author</dc:creator>
              <dc:date>2020-11-09T22:43:21</dc:date>
            </office:change-info>
            <text:p text:style-name="P174"><text:span text:style-name="Source_20_Text"><text:span text:style-name="T87">→</text:span></text:span><text:span text:style-name="Source_20_Text"><text:span text:style-name="T88"> router.web.noc.ntua.gr (147.102.224.97) → www.ntua.gr (147.102.224.101)</text:span></text:span></text:p>
            <text:p text:style-name="P192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92"><text:span text:style-name="Source_20_Text"><text:span text:style-name="T35"/></text:span></text:p>
            <text:p text:style-name="P192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74"><text:span text:style-name="Source_20_Text"><text:span text:style-name="T96">→ </text:span></text:span><text:span text:style-name="Source_20_Text"><text:span text:style-name="T102">ntua-zogr-3-gw.eier.access-link.grnet.gr (62.217.96.168) →</text:span></text:span></text:p>
          </text:deletion>
        </text:changed-region>
        <text:changed-region xml:id="ct94868753107856" text:id="ct94868753107856">
          <text:deletion>
            <office:change-info>
              <dc:creator>Unknown Author</dc:creator>
              <dc:date>2020-11-04T23:13:00</dc:date>
            </office:change-info>
            <text:p text:style-name="P174"><text:span text:style-name="Source_20_Text"><text:span text:style-name="T218"><text:s/></text:span></text:span></text:p>
          </text:deletion>
        </text:changed-region>
        <text:changed-region xml:id="ct94868753107616" text:id="ct94868753107616">
          <text:deletion>
            <office:change-info>
              <dc:creator>Unknown Author</dc:creator>
              <dc:date>2020-11-04T23:12:57</dc:date>
            </office:change-info>
            <text:p text:style-name="P174"><text:span text:style-name="Source_20_Text"><text:span text:style-name="T220"/></text:span></text:p>
            <text:p text:style-name="P174"><text:span text:style-name="Source_20_Text"><text:span text:style-name="T220"/></text:span></text:p>
          </text:deletion>
        </text:changed-region>
        <text:changed-region xml:id="ct94868753107376" text:id="ct94868753107376">
          <text:deletion>
            <office:change-info>
              <dc:creator>Unknown Author</dc:creator>
              <dc:date>2020-11-09T22:43:21</dc:date>
            </office:change-info>
            <text:p text:style-name="P174"><text:span text:style-name="Source_20_Text"><text:span text:style-name="T220"/></text:span></text:p>
            <text:p text:style-name="P193"><text:span text:style-name="Source_20_Text"><text:span text:style-name="T54">4.8</text:span></text:span></text:p>
            <text:p text:style-name="P192"><text:span text:style-name="Source_20_Text"><text:span text:style-name="T35"/></text:span></text:p>
            <text:p text:style-name="P192"><text:span text:style-name="Source_20_Text"><text:span text:style-name="T54">4.9</text:span></text:span></text:p>
            <text:p text:style-name="P190"><text:span text:style-name="Source_20_Text"><text:span text:style-name="T48"/></text:span></text:p>
            <text:p text:style-name="P174"><text:span text:style-name="Source_20_Text"><text:span text:style-name="T89"/></text:span></text:p>
          </text:deletion>
        </text:changed-region>
        <text:changed-region xml:id="ct94868753107136" text:id="ct94868753107136">
          <text:deletion>
            <office:change-info>
              <dc:creator>Unknown Author</dc:creator>
              <dc:date>2020-11-09T22:45:51</dc:date>
            </office:change-info>
            <text:p text:style-name="P174"><text:span text:style-name="Source_20_Text"><text:span text:style-name="T89">διεπαφής κάρτα δικτύου, <text:s/></text:span></text:span><text:span text:style-name="Source_20_Text"><text:span text:style-name="T90">147.102.131.</text:span></text:span><text:span text:style-name="Source_20_Text"><text:span text:style-name="T91">2</text:span></text:span><text:span text:style-name="Source_20_Text"><text:span text:style-name="T90">24 </text:span></text:span><text:span text:style-name="Source_20_Text"><text:span text:style-name="T89">ip μέσω vpn</text:span></text:span></text:p>
            <text:p text:style-name="P174"><text:span text:style-name="Source_20_Text"><text:span text:style-name="T220"/></text:span></text:p>
          </text:deletion>
        </text:changed-region>
        <text:changed-region xml:id="ct94868753106896" text:id="ct94868753106896">
          <text:deletion>
            <office:change-info>
              <dc:creator>Unknown Author</dc:creator>
              <dc:date>2020-11-09T22:43:22</dc:date>
            </office:change-info>
            <text:p text:style-name="P174"><text:span text:style-name="Source_20_Text"><text:span text:style-name="T220"/></text:span></text:p>
            <text:p text:style-name="P174"><text:span text:style-name="Source_20_Text"><text:span text:style-name="T220"/></text:span></text:p>
          </text:deletion>
        </text:changed-region>
        <text:changed-region xml:id="ct94868753109936" text:id="ct94868753109936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868753112320" text:id="ct94868753112320">
          <text:insertion>
            <office:change-info>
              <dc:creator>Unknown Author</dc:creator>
              <dc:date>2021-05-18T16:09:13</dc:date>
            </office:change-info>
          </text:insertion>
        </text:changed-region>
        <text:changed-region xml:id="ct94868753119008" text:id="ct94868753119008">
          <text:insertion>
            <office:change-info>
              <dc:creator>Unknown Author</dc:creator>
              <dc:date>2021-05-10T17:35:28</dc:date>
            </office:change-info>
          </text:insertion>
        </text:changed-region>
        <text:changed-region xml:id="ct94868753119248" text:id="ct94868753119248">
          <text:insertion>
            <office:change-info>
              <dc:creator>Unknown Author</dc:creator>
              <dc:date>2021-05-18T16:09:17</dc:date>
            </office:change-info>
          </text:insertion>
        </text:changed-region>
        <text:changed-region xml:id="ct94868753123856" text:id="ct94868753123856">
          <text:insertion>
            <office:change-info>
              <dc:creator>Unknown Author</dc:creator>
              <dc:date>2021-05-18T16:10:42</dc:date>
            </office:change-info>
          </text:insertion>
        </text:changed-region>
        <text:changed-region xml:id="ct94868753126848" text:id="ct94868753126848">
          <text:insertion>
            <office:change-info>
              <dc:creator>Unknown Author</dc:creator>
              <dc:date>2021-05-18T16:11:13</dc:date>
            </office:change-info>
          </text:insertion>
        </text:changed-region>
        <text:changed-region xml:id="ct94868753129568" text:id="ct94868753129568">
          <text:insertion>
            <office:change-info>
              <dc:creator>Unknown Author</dc:creator>
              <dc:date>2021-05-18T16:12:02</dc:date>
            </office:change-info>
          </text:insertion>
        </text:changed-region>
        <text:changed-region xml:id="ct94868753129808" text:id="ct94868753129808">
          <text:insertion>
            <office:change-info>
              <dc:creator>Unknown Author</dc:creator>
              <dc:date>2021-05-18T16:26:44</dc:date>
            </office:change-info>
          </text:insertion>
        </text:changed-region>
        <text:changed-region xml:id="ct94868753133200" text:id="ct94868753133200">
          <text:insertion>
            <office:change-info>
              <dc:creator>Unknown Author</dc:creator>
              <dc:date>2021-05-18T16:37:45</dc:date>
            </office:change-info>
          </text:insertion>
        </text:changed-region>
        <text:changed-region xml:id="ct94868753136208" text:id="ct94868753136208">
          <text:insertion>
            <office:change-info>
              <dc:creator>Unknown Author</dc:creator>
              <dc:date>2021-05-18T16:39:13</dc:date>
            </office:change-info>
          </text:insertion>
        </text:changed-region>
        <text:changed-region xml:id="ct94868753243472" text:id="ct94868753243472">
          <text:insertion>
            <office:change-info>
              <dc:creator>Unknown Author</dc:creator>
              <dc:date>2021-05-18T16:40:27</dc:date>
            </office:change-info>
          </text:insertion>
        </text:changed-region>
        <text:changed-region xml:id="ct94868753230064" text:id="ct94868753230064">
          <text:insertion>
            <office:change-info>
              <dc:creator>Unknown Author</dc:creator>
              <dc:date>2021-05-10T18:26:15</dc:date>
            </office:change-info>
          </text:insertion>
        </text:changed-region>
        <text:changed-region xml:id="ct94868753279872" text:id="ct94868753279872">
          <text:insertion>
            <office:change-info>
              <dc:creator>Unknown Author</dc:creator>
              <dc:date>2021-05-10T18:59:21</dc:date>
            </office:change-info>
          </text:insertion>
        </text:changed-region>
        <text:changed-region xml:id="ct94868753280112" text:id="ct94868753280112">
          <text:insertion>
            <office:change-info>
              <dc:creator>Unknown Author</dc:creator>
              <dc:date>2021-05-19T13:00:37</dc:date>
            </office:change-info>
          </text:insertion>
        </text:changed-region>
        <text:changed-region xml:id="ct94868753230816" text:id="ct94868753230816">
          <text:insertion>
            <office:change-info>
              <dc:creator>Unknown Author</dc:creator>
              <dc:date>2021-05-10T19:36:10</dc:date>
            </office:change-info>
          </text:insertion>
        </text:changed-region>
        <text:changed-region xml:id="ct94868753276496" text:id="ct94868753276496">
          <text:insertion>
            <office:change-info>
              <dc:creator>Unknown Author</dc:creator>
              <dc:date>2021-05-19T13:08:08</dc:date>
            </office:change-info>
          </text:insertion>
        </text:changed-region>
        <text:changed-region xml:id="ct94868753291424" text:id="ct94868753291424">
          <text:insertion>
            <office:change-info>
              <dc:creator>Unknown Author</dc:creator>
              <dc:date>2021-05-19T13:09:39</dc:date>
            </office:change-info>
          </text:insertion>
        </text:changed-region>
        <text:changed-region xml:id="ct94868753303152" text:id="ct94868753303152">
          <text:insertion>
            <office:change-info>
              <dc:creator>Unknown Author</dc:creator>
              <dc:date>2021-05-19T13:10:31</dc:date>
            </office:change-info>
          </text:insertion>
        </text:changed-region>
        <text:changed-region xml:id="ct94868753311296" text:id="ct94868753311296">
          <text:insertion>
            <office:change-info>
              <dc:creator>Unknown Author</dc:creator>
              <dc:date>2021-05-19T13:11:17</dc:date>
            </office:change-info>
          </text:insertion>
        </text:changed-region>
        <text:changed-region xml:id="ct94868753267760" text:id="ct94868753267760">
          <text:insertion>
            <office:change-info>
              <dc:creator>Unknown Author</dc:creator>
              <dc:date>2021-05-19T13:14:46</dc:date>
            </office:change-info>
          </text:insertion>
        </text:changed-region>
        <text:changed-region xml:id="ct94868753295136" text:id="ct94868753295136">
          <text:insertion>
            <office:change-info>
              <dc:creator>Unknown Author</dc:creator>
              <dc:date>2021-05-19T13:15:36</dc:date>
            </office:change-info>
          </text:insertion>
        </text:changed-region>
        <text:changed-region xml:id="ct94868753304160" text:id="ct94868753304160">
          <text:insertion>
            <office:change-info>
              <dc:creator>Unknown Author</dc:creator>
              <dc:date>2021-05-19T13:16:31</dc:date>
            </office:change-info>
          </text:insertion>
        </text:changed-region>
        <text:changed-region xml:id="ct94868753308608" text:id="ct94868753308608">
          <text:insertion>
            <office:change-info>
              <dc:creator>Unknown Author</dc:creator>
              <dc:date>2021-05-19T13:18:18</dc:date>
            </office:change-info>
          </text:insertion>
        </text:changed-region>
        <text:changed-region xml:id="ct94868753307472" text:id="ct94868753307472">
          <text:insertion>
            <office:change-info>
              <dc:creator>Unknown Author</dc:creator>
              <dc:date>2021-05-19T13:20:40</dc:date>
            </office:change-info>
          </text:insertion>
        </text:changed-region>
        <text:changed-region xml:id="ct94868753296880" text:id="ct94868753296880">
          <text:insertion>
            <office:change-info>
              <dc:creator>Unknown Author</dc:creator>
              <dc:date>2021-05-19T13:22:59</dc:date>
            </office:change-info>
          </text:insertion>
        </text:changed-region>
        <text:changed-region xml:id="ct94868753324576" text:id="ct94868753324576">
          <text:insertion>
            <office:change-info>
              <dc:creator>Unknown Author</dc:creator>
              <dc:date>2021-05-19T13:23:00</dc:date>
            </office:change-info>
          </text:insertion>
        </text:changed-region>
        <text:changed-region xml:id="ct94868753329904" text:id="ct94868753329904">
          <text:insertion>
            <office:change-info>
              <dc:creator>Unknown Author</dc:creator>
              <dc:date>2021-05-19T13:24:08</dc:date>
            </office:change-info>
          </text:insertion>
        </text:changed-region>
        <text:changed-region xml:id="ct94868753336992" text:id="ct94868753336992">
          <text:insertion>
            <office:change-info>
              <dc:creator>Unknown Author</dc:creator>
              <dc:date>2021-05-19T13:25:01</dc:date>
            </office:change-info>
          </text:insertion>
        </text:changed-region>
        <text:changed-region xml:id="ct94868753331584" text:id="ct94868753331584">
          <text:insertion>
            <office:change-info>
              <dc:creator>Unknown Author</dc:creator>
              <dc:date>2021-05-19T13:26:39</dc:date>
            </office:change-info>
          </text:insertion>
        </text:changed-region>
        <text:changed-region xml:id="ct94868753323984" text:id="ct94868753323984">
          <text:insertion>
            <office:change-info>
              <dc:creator>Unknown Author</dc:creator>
              <dc:date>2021-05-19T13:27:16</dc:date>
            </office:change-info>
          </text:insertion>
        </text:changed-region>
        <text:changed-region xml:id="ct94868753329440" text:id="ct94868753329440">
          <text:insertion>
            <office:change-info>
              <dc:creator>Unknown Author</dc:creator>
              <dc:date>2021-05-19T13:28:41</dc:date>
            </office:change-info>
          </text:insertion>
        </text:changed-region>
        <text:changed-region xml:id="ct94868753304736" text:id="ct94868753304736">
          <text:insertion>
            <office:change-info>
              <dc:creator>Unknown Author</dc:creator>
              <dc:date>2021-05-19T13:29:39</dc:date>
            </office:change-info>
          </text:insertion>
        </text:changed-region>
        <text:changed-region xml:id="ct94868753327472" text:id="ct94868753327472">
          <text:insertion>
            <office:change-info>
              <dc:creator>Unknown Author</dc:creator>
              <dc:date>2021-05-19T13:35:00</dc:date>
            </office:change-info>
          </text:insertion>
        </text:changed-region>
        <text:changed-region xml:id="ct94868753338560" text:id="ct94868753338560">
          <text:insertion>
            <office:change-info>
              <dc:creator>Unknown Author</dc:creator>
              <dc:date>2021-05-19T13:36:34</dc:date>
            </office:change-info>
          </text:insertion>
        </text:changed-region>
        <text:changed-region xml:id="ct94868753353008" text:id="ct94868753353008">
          <text:insertion>
            <office:change-info>
              <dc:creator>Unknown Author</dc:creator>
              <dc:date>2021-05-19T13:37:24</dc:date>
            </office:change-info>
          </text:insertion>
        </text:changed-region>
        <text:changed-region xml:id="ct94868753348960" text:id="ct94868753348960">
          <text:insertion>
            <office:change-info>
              <dc:creator>Unknown Author</dc:creator>
              <dc:date>2021-05-19T13:38:29</dc:date>
            </office:change-info>
          </text:insertion>
        </text:changed-region>
        <text:changed-region xml:id="ct94868753348480" text:id="ct94868753348480">
          <text:insertion>
            <office:change-info>
              <dc:creator>Unknown Author</dc:creator>
              <dc:date>2021-05-19T13:39:48</dc:date>
            </office:change-info>
          </text:insertion>
        </text:changed-region>
        <text:changed-region xml:id="ct94868753354672" text:id="ct94868753354672">
          <text:insertion>
            <office:change-info>
              <dc:creator>Unknown Author</dc:creator>
              <dc:date>2021-05-19T13:40:08</dc:date>
            </office:change-info>
          </text:insertion>
        </text:changed-region>
        <text:changed-region xml:id="ct94868753357296" text:id="ct94868753357296">
          <text:insertion>
            <office:change-info>
              <dc:creator>Unknown Author</dc:creator>
              <dc:date>2021-05-19T13:57:23</dc:date>
            </office:change-info>
          </text:insertion>
        </text:changed-region>
        <text:changed-region xml:id="ct94868753360224" text:id="ct94868753360224">
          <text:insertion>
            <office:change-info>
              <dc:creator>Unknown Author</dc:creator>
              <dc:date>2021-05-19T14:05:12</dc:date>
            </office:change-info>
          </text:insertion>
        </text:changed-region>
        <text:changed-region xml:id="ct94868753368080" text:id="ct94868753368080">
          <text:insertion>
            <office:change-info>
              <dc:creator>Unknown Author</dc:creator>
              <dc:date>2021-05-19T14:06:01</dc:date>
            </office:change-info>
          </text:insertion>
        </text:changed-region>
        <text:changed-region xml:id="ct94868753377680" text:id="ct94868753377680">
          <text:insertion>
            <office:change-info>
              <dc:creator>Unknown Author</dc:creator>
              <dc:date>2021-05-19T14:11:22</dc:date>
            </office:change-info>
          </text:insertion>
        </text:changed-region>
        <text:changed-region xml:id="ct94868753377920" text:id="ct94868753377920">
          <text:insertion>
            <office:change-info>
              <dc:creator>Unknown Author</dc:creator>
              <dc:date>2021-05-19T14:12:19</dc:date>
            </office:change-info>
          </text:insertion>
        </text:changed-region>
        <text:changed-region xml:id="ct94868753378160" text:id="ct94868753378160">
          <text:insertion>
            <office:change-info>
              <dc:creator>Unknown Author</dc:creator>
              <dc:date>2021-05-19T14:13:06</dc:date>
            </office:change-info>
          </text:insertion>
        </text:changed-region>
        <text:changed-region xml:id="ct94868753378400" text:id="ct94868753378400">
          <text:insertion>
            <office:change-info>
              <dc:creator>Unknown Author</dc:creator>
              <dc:date>2021-05-19T14:14:42</dc:date>
            </office:change-info>
          </text:insertion>
        </text:changed-region>
        <text:changed-region xml:id="ct94868753379744" text:id="ct94868753379744">
          <text:insertion>
            <office:change-info>
              <dc:creator>Unknown Author</dc:creator>
              <dc:date>2021-05-19T14:15:04</dc:date>
            </office:change-info>
          </text:insertion>
        </text:changed-region>
        <text:changed-region xml:id="ct94868753381856" text:id="ct94868753381856">
          <text:insertion>
            <office:change-info>
              <dc:creator>Unknown Author</dc:creator>
              <dc:date>2021-05-19T14:16:07</dc:date>
            </office:change-info>
          </text:insertion>
        </text:changed-region>
        <text:changed-region xml:id="ct94868753363120" text:id="ct94868753363120">
          <text:insertion>
            <office:change-info>
              <dc:creator>Unknown Author</dc:creator>
              <dc:date>2021-05-19T14:23:12</dc:date>
            </office:change-info>
          </text:insertion>
        </text:changed-region>
        <text:changed-region xml:id="ct94868753365936" text:id="ct94868753365936">
          <text:insertion>
            <office:change-info>
              <dc:creator>Unknown Author</dc:creator>
              <dc:date>2021-05-19T14:27:45</dc:date>
            </office:change-info>
          </text:insertion>
        </text:changed-region>
        <text:changed-region xml:id="ct94868753372448" text:id="ct94868753372448">
          <text:insertion>
            <office:change-info>
              <dc:creator>Unknown Author</dc:creator>
              <dc:date>2021-05-19T14:24:07</dc:date>
            </office:change-info>
          </text:insertion>
        </text:changed-region>
        <text:changed-region xml:id="ct94868753389920" text:id="ct94868753389920">
          <text:insertion>
            <office:change-info>
              <dc:creator>Unknown Author</dc:creator>
              <dc:date>2021-05-19T14:26:12</dc:date>
            </office:change-info>
          </text:insertion>
        </text:changed-region>
        <text:changed-region xml:id="ct94868753395696" text:id="ct94868753395696">
          <text:insertion>
            <office:change-info>
              <dc:creator>Unknown Author</dc:creator>
              <dc:date>2021-05-19T14:25:02</dc:date>
            </office:change-info>
          </text:insertion>
        </text:changed-region>
        <text:changed-region xml:id="ct94868753396288" text:id="ct94868753396288">
          <text:insertion>
            <office:change-info>
              <dc:creator>Unknown Author</dc:creator>
              <dc:date>2021-05-19T14:26:01</dc:date>
            </office:change-info>
          </text:insertion>
        </text:changed-region>
        <text:changed-region xml:id="ct94868753393088" text:id="ct94868753393088">
          <text:insertion>
            <office:change-info>
              <dc:creator>Unknown Author</dc:creator>
              <dc:date>2021-05-19T14:28:00</dc:date>
            </office:change-info>
          </text:insertion>
        </text:changed-region>
        <text:changed-region xml:id="ct94868753364576" text:id="ct94868753364576">
          <text:insertion>
            <office:change-info>
              <dc:creator>Unknown Author</dc:creator>
              <dc:date>2021-05-19T14:29:26</dc:date>
            </office:change-info>
          </text:insertion>
        </text:changed-region>
        <text:changed-region xml:id="ct94868753379248" text:id="ct94868753379248">
          <text:insertion>
            <office:change-info>
              <dc:creator>Unknown Author</dc:creator>
              <dc:date>2021-05-19T14:30:10</dc:date>
            </office:change-info>
          </text:insertion>
        </text:changed-region>
        <text:changed-region xml:id="ct94868753348096" text:id="ct94868753348096">
          <text:insertion>
            <office:change-info>
              <dc:creator>Unknown Author</dc:creator>
              <dc:date>2021-05-19T14:42:50</dc:date>
            </office:change-info>
          </text:insertion>
        </text:changed-region>
        <text:changed-region xml:id="ct94868753367600" text:id="ct94868753367600">
          <text:insertion>
            <office:change-info>
              <dc:creator>Unknown Author</dc:creator>
              <dc:date>2021-05-19T14:43:00</dc:date>
            </office:change-info>
          </text:insertion>
        </text:changed-region>
        <text:changed-region xml:id="ct94868752984064" text:id="ct94868752984064">
          <text:insertion>
            <office:change-info>
              <dc:creator>Unknown Author</dc:creator>
              <dc:date>2021-05-19T14:33:42</dc:date>
            </office:change-info>
          </text:insertion>
        </text:changed-region>
        <text:changed-region xml:id="ct94868753348720" text:id="ct94868753348720">
          <text:insertion>
            <office:change-info>
              <dc:creator>Unknown Author</dc:creator>
              <dc:date>2021-05-19T14:34:04</dc:date>
            </office:change-info>
          </text:insertion>
        </text:changed-region>
        <text:changed-region xml:id="ct94868753405408" text:id="ct94868753405408">
          <text:insertion>
            <office:change-info>
              <dc:creator>Unknown Author</dc:creator>
              <dc:date>2021-05-19T14:36:53</dc:date>
            </office:change-info>
          </text:insertion>
        </text:changed-region>
        <text:changed-region xml:id="ct94868752987872" text:id="ct94868752987872">
          <text:insertion>
            <office:change-info>
              <dc:creator>Unknown Author</dc:creator>
              <dc:date>2021-05-19T14:37:00</dc:date>
            </office:change-info>
          </text:insertion>
        </text:changed-region>
        <text:changed-region xml:id="ct94868753392480" text:id="ct94868753392480">
          <text:insertion>
            <office:change-info>
              <dc:creator>Unknown Author</dc:creator>
              <dc:date>2021-05-19T14:38:57</dc:date>
            </office:change-info>
          </text:insertion>
        </text:changed-region>
        <text:changed-region xml:id="ct94868753384192" text:id="ct94868753384192">
          <text:insertion>
            <office:change-info>
              <dc:creator>Unknown Author</dc:creator>
              <dc:date>2021-05-19T14:39:00</dc:date>
            </office:change-info>
          </text:insertion>
        </text:changed-region>
        <text:changed-region xml:id="ct94868753366336" text:id="ct94868753366336">
          <text:insertion>
            <office:change-info>
              <dc:creator>Unknown Author</dc:creator>
              <dc:date>2021-05-19T14:40:00</dc:date>
            </office:change-info>
          </text:insertion>
        </text:changed-region>
        <text:changed-region xml:id="ct94868752811008" text:id="ct94868752811008">
          <text:insertion>
            <office:change-info>
              <dc:creator>Unknown Author</dc:creator>
              <dc:date>2021-05-11T14:20:00</dc:date>
            </office:change-info>
          </text:insertion>
        </text:changed-region>
        <text:changed-region xml:id="ct94868753399040" text:id="ct94868753399040">
          <text:insertion>
            <office:change-info>
              <dc:creator>Unknown Author</dc:creator>
              <dc:date>2021-05-11T14:21:02</dc:date>
            </office:change-info>
          </text:insertion>
        </text:changed-region>
        <text:changed-region xml:id="ct94868752820160" text:id="ct94868752820160">
          <text:insertion>
            <office:change-info>
              <dc:creator>Unknown Author</dc:creator>
              <dc:date>2021-05-19T14:48:32</dc:date>
            </office:change-info>
          </text:insertion>
        </text:changed-region>
        <text:changed-region xml:id="ct94868753394032" text:id="ct94868753394032">
          <text:insertion>
            <office:change-info>
              <dc:creator>Unknown Author</dc:creator>
              <dc:date>2021-05-11T17:14:47</dc:date>
            </office:change-info>
          </text:insertion>
        </text:changed-region>
        <text:changed-region xml:id="ct94868753390544" text:id="ct94868753390544">
          <text:insertion>
            <office:change-info>
              <dc:creator>Unknown Author</dc:creator>
              <dc:date>2021-05-19T14:55:32</dc:date>
            </office:change-info>
          </text:insertion>
        </text:changed-region>
        <text:changed-region xml:id="ct94868753422704" text:id="ct94868753422704">
          <text:insertion>
            <office:change-info>
              <dc:creator>Unknown Author</dc:creator>
              <dc:date>2021-05-19T14:57:05</dc:date>
            </office:change-info>
          </text:insertion>
        </text:changed-region>
        <text:changed-region xml:id="ct94868753422944" text:id="ct94868753422944">
          <text:insertion>
            <office:change-info>
              <dc:creator>Unknown Author</dc:creator>
              <dc:date>2021-05-19T14:58:43</dc:date>
            </office:change-info>
          </text:insertion>
        </text:changed-region>
        <text:changed-region xml:id="ct94868753435712" text:id="ct94868753435712">
          <text:insertion>
            <office:change-info>
              <dc:creator>Unknown Author</dc:creator>
              <dc:date>2021-05-19T14:59:00</dc:date>
            </office:change-info>
          </text:insertion>
        </text:changed-region>
        <text:changed-region xml:id="ct94868753430528" text:id="ct94868753430528">
          <text:insertion>
            <office:change-info>
              <dc:creator>Unknown Author</dc:creator>
              <dc:date>2021-05-19T15:10:48</dc:date>
            </office:change-info>
          </text:insertion>
        </text:changed-region>
        <text:changed-region xml:id="ct94868753427056" text:id="ct94868753427056">
          <text:insertion>
            <office:change-info>
              <dc:creator>Unknown Author</dc:creator>
              <dc:date>2021-05-19T15:11:15</dc:date>
            </office:change-info>
          </text:insertion>
        </text:changed-region>
        <text:changed-region xml:id="ct94868753423184" text:id="ct94868753423184">
          <text:insertion>
            <office:change-info>
              <dc:creator>Unknown Author</dc:creator>
              <dc:date>2021-05-19T15:18:03</dc:date>
            </office:change-info>
          </text:insertion>
        </text:changed-region>
        <text:changed-region xml:id="ct94868753509616" text:id="ct94868753509616">
          <text:insertion>
            <office:change-info>
              <dc:creator>Unknown Author</dc:creator>
              <dc:date>2021-05-19T15:16:04</dc:date>
            </office:change-info>
          </text:insertion>
        </text:changed-region>
        <text:changed-region xml:id="ct94868753587408" text:id="ct94868753587408">
          <text:insertion>
            <office:change-info>
              <dc:creator>Unknown Author</dc:creator>
              <dc:date>2021-05-13T15:47:42</dc:date>
            </office:change-info>
          </text:insertion>
        </text:changed-region>
        <text:changed-region xml:id="ct94868753590288" text:id="ct94868753590288">
          <text:insertion>
            <office:change-info>
              <dc:creator>Unknown Author</dc:creator>
              <dc:date>2021-05-20T13:49:39</dc:date>
            </office:change-info>
          </text:insertion>
        </text:changed-region>
        <text:changed-region xml:id="ct94868753594704" text:id="ct94868753594704">
          <text:insertion>
            <office:change-info>
              <dc:creator>Unknown Author</dc:creator>
              <dc:date>2021-05-13T15:53:09</dc:date>
            </office:change-info>
          </text:insertion>
        </text:changed-region>
        <text:changed-region xml:id="ct94868753596256" text:id="ct94868753596256">
          <text:insertion>
            <office:change-info>
              <dc:creator>Unknown Author</dc:creator>
              <dc:date>2021-05-20T13:53:52</dc:date>
            </office:change-info>
          </text:insertion>
        </text:changed-region>
        <text:changed-region xml:id="ct94868753613168" text:id="ct94868753613168">
          <text:insertion>
            <office:change-info>
              <dc:creator>Unknown Author</dc:creator>
              <dc:date>2021-05-20T13:54:19</dc:date>
            </office:change-info>
          </text:insertion>
        </text:changed-region>
        <text:changed-region xml:id="ct94868757322800" text:id="ct94868757322800">
          <text:insertion>
            <office:change-info>
              <dc:creator>Unknown Author</dc:creator>
              <dc:date>2021-05-20T13:54:19</dc:date>
            </office:change-info>
          </text:insertion>
        </text:changed-region>
        <text:changed-region xml:id="ct94868775738192" text:id="ct94868775738192">
          <text:insertion>
            <office:change-info>
              <dc:creator>Unknown Author</dc:creator>
              <dc:date>2021-05-20T13:54:19</dc:date>
            </office:change-info>
          </text:insertion>
        </text:changed-region>
        <text:changed-region xml:id="ct94868757644896" text:id="ct94868757644896">
          <text:insertion>
            <office:change-info>
              <dc:creator>Unknown Author</dc:creator>
              <dc:date>2021-05-20T13:54:19</dc:date>
            </office:change-info>
          </text:insertion>
        </text:changed-region>
        <text:changed-region xml:id="ct94868753658896" text:id="ct94868753658896">
          <text:insertion>
            <office:change-info>
              <dc:creator>Unknown Author</dc:creator>
              <dc:date>2021-05-14T12:50:53</dc:date>
            </office:change-info>
          </text:insertion>
        </text:changed-region>
        <text:changed-region xml:id="ct94868753657696" text:id="ct94868753657696">
          <text:insertion>
            <office:change-info>
              <dc:creator>Unknown Author</dc:creator>
              <dc:date>2021-05-14T12:55:3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4868752732272"/><text:change-start text:change-id="ct94868752732544"/><text:span text:style-name="T234">­</text:span><text:change-end text:change-id="ct94868752732544"/><text:change-start text:change-id="ct94868753086272"/><text:span text:style-name="T78">Ε</text:span><text:change-end text:change-id="ct94868753086272"/><text:change-start text:change-id="ct94868753087984"/><text:span text:style-name="T77">ΡΓΑΣΤΗΡΙΟ ΔΙΚΤΥΩΝ ΥΠΟΛΟΓΙΣΤΩΝ</text:span><text:change-end text:change-id="ct94868753087984"/><text:change-start text:change-id="ct94868753089680"/><text:span text:style-name="T76"> </text:span></text:p>
      <text:p text:style-name="P6"><text:change-end text:change-id="ct94868753089680"/><text:change text:change-id="ct94868753089920"/><text:change-start text:change-id="ct94868753090160"/><text:span text:style-name="T77">8</text:span><text:change-end text:change-id="ct94868753090160"/><text:change-start text:change-id="ct94868753090832"/><text:span text:style-name="T76">ο ΕΞΑΜΗΝΟ ΣΗΜΜΥ</text:span></text:p>
      <text:p text:style-name="P8"><text:span text:style-name="T233">Ε</text:span><text:span text:style-name="T231">ργαστηριακή Άσκηση </text:span><text:change-end text:change-id="ct94868753090832"/><text:change text:change-id="ct94868753091152"/><text:change-start text:change-id="ct94868753091712"/><text:span text:style-name="T235">1</text:span><text:change-end text:change-id="ct94868753091712"/><text:change-start text:change-id="ct94868753092784"/><text:span text:style-name="T236">1</text:span><text:change-end text:change-id="ct94868753092784"/><text:change-start text:change-id="ct94868753093760"/></text:p>
      <text:p text:style-name="P5"><text:change-end text:change-id="ct94868753093760"/><text:change text:change-id="ct94868753094000"/><text:change-start text:change-id="ct94868753094240"/>Το πρωτόκολλο IPv6<text:change-end text:change-id="ct94868753094240"/><text:change-start text:change-id="ct94868753095856"/></text:p>
      <text:p text:style-name="P4"/>
      <text:p text:style-name="P7">Ιωάννης Αλεξόπουλος (03117001)</text:p>
      <text:p text:style-name="P172"><text:span text:style-name="T79">Όνομα PC/ΛΣ: thinkpad / </text:span><text:span text:style-name="Source_20_Text"><text:span text:style-name="T81">Ubuntu </text:span></text:span><text:change-end text:change-id="ct94868753095856"/><text:change text:change-id="ct94868753096224"/><text:change-start text:change-id="ct94868753098336"/><text:span text:style-name="Source_20_Text"><text:span text:style-name="T93">20.04.1</text:span></text:span><text:change-end text:change-id="ct94868753098336"/><text:change text:change-id="ct94868753098976"/><text:change-start text:change-id="ct94868753100208"/></text:p>
      <text:p text:style-name="P3"><text:change-end text:change-id="ct94868753100208"/><text:change text:change-id="ct94868753100448"/><text:change-start text:change-id="ct94868753100688"/><text:span text:style-name="Source_20_Text"><text:span text:style-name="T86">Ομάδα: 1</text:span></text:span><text:change-end text:change-id="ct94868753100688"/><text:change-start text:change-id="ct94868753106656"/></text:p>
      <text:p text:style-name="P9"><text:span text:style-name="Source_20_Text"><text:span text:style-name="T58"/></text:span></text:p>
      <text:p text:style-name="P9"><text:span text:style-name="Source_20_Text"><text:span text:style-name="T97">Άσκηση </text:span></text:span><text:span text:style-name="Source_20_Text"><text:span text:style-name="T100">1: </text:span></text:span><text:span text:style-name="Source_20_Text"><text:span text:style-name="T101">Εισαγωγή στο IPv6</text:span></text:span></text:p>
      <text:p text:style-name="P2"><text:span text:style-name="Source_20_Text"><text:span text:style-name="T97"/></text:span></text:p>
      <text:p text:style-name="P2"><text:span text:style-name="Source_20_Text"><text:span text:style-name="T97"/></text:span></text:p>
      <text:p text:style-name="P174"><text:change-end text:change-id="ct94868753106656"/><text:change text:change-id="ct94868753109056"/><text:change text:change-id="ct94868753108816"/><text:change text:change-id="ct94868753108576"/><text:change text:change-id="ct94868753108336"/><text:change text:change-id="ct94868753108096"/><text:change text:change-id="ct94868753107856"/><text:change text:change-id="ct94868753107616"/><text:change text:change-id="ct94868753107376"/><text:change text:change-id="ct94868753107136"/><text:change text:change-id="ct94868753106896"/><text:change-start text:change-id="ct94868753109936"/><text:span text:style-name="Source_20_Text"><text:span text:style-name="T220"/></text:span></text:p>
      <text:list xml:id="list3074788485" text:style-name="Numbering_20_123">
        <text:list-item>
          <text:p text:style-name="P15"><text:change-end text:change-id="ct94868753109936"/><text:change-start text:change-id="ct94868753112320"/><text:span text:style-name="Source_20_Text"><text:span text:style-name="T237">sysrc </text:span></text:span><text:span text:style-name="Source_20_Text">ifconfig_em0_ipv6=“inet6 accept_rtadv”</text:span><text:change-end text:change-id="ct94868753112320"/><text:change-start text:change-id="ct94868753119008"/></text:p>
        </text:list-item>
        <text:list-item>
          <text:p text:style-name="P86"><text:change-end text:change-id="ct94868753119008"/><text:change-start text:change-id="ct94868753119248"/><text:span text:style-name="Source_20_Text"><text:span text:style-name="T106">service netif restart</text:span></text:span><text:change-end text:change-id="ct94868753119248"/><text:change-start text:change-id="ct94868753123856"/></text:p>
        </text:list-item>
        <text:list-item>
          <text:p text:style-name="P87"><text:span text:style-name="Source_20_Text"><text:span text:style-name="T107">fe80::a00:27ff:fe89:12e6%em0</text:span></text:span><text:change-end text:change-id="ct94868753123856"/><text:change-start text:change-id="ct94868753126848"/></text:p>
        </text:list-item>
        <text:list-item>
          <text:p text:style-name="P88"><text:span text:style-name="Source_20_Text"><text:span text:style-name="T108">fe80::a00:27ff:fefb:ed4%em0</text:span></text:span><text:change-end text:change-id="ct94868753126848"/><text:change-start text:change-id="ct94868753129568"/></text:p>
        </text:list-item>
        <text:list-item>
          <text:p text:style-name="P89"><text:change-end text:change-id="ct94868753129568"/><text:change-start text:change-id="ct94868753129808"/><text:span text:style-name="Source_20_Text"><text:span text:style-name="T109">Είναι link-local unicast διευθύνσεις που προκύπτουν ως fe80::/65</text:span></text:span><text:span text:style-name="Source_20_Text"><text:span text:style-name="T110">4 και στην συνέχεια</text:span></text:span><text:span text:style-name="Source_20_Text"><text:span text:style-name="T111"> την τροποποιημένη EUI-64 </text:span></text:span><text:span text:style-name="Source_20_Text"><text:span text:style-name="T112">ταυτότητα</text:span></text:span></text:p>
          <text:p text:style-name="P90"><text:span text:style-name="Source_20_Text"><text:span text:style-name="T113">H MAC διεύθυνση χρησιμοποείται ως εξής: αντιστρέφεται το νόημα του 7ου bit του πρώτου byte </text:span></text:span><text:span text:style-name="Source_20_Text"><text:span text:style-name="T114">και παρεμβάλλεται το ff:fe στο μέσο της</text:span></text:span></text:p>
        </text:list-item>
        <text:list-item>
          <text:p text:style-name="P91"><text:span text:style-name="Source_20_Text"><text:span text:style-name="T115">Υπάρχουν 9 εγγραφές</text:span></text:span></text:p>
        </text:list-item>
        <text:list-item>
          <text:p text:style-name="P92"><text:span text:style-name="Source_20_Text"><text:span text:style-name="T116">Οι link local</text:span></text:span><text:span text:style-name="Source_20_Text"><text:span text:style-name="T117"> διεύθυνση με prefix fe80::%em0/64</text:span></text:span></text:p>
        </text:list-item>
        <text:list-item>
          <text:p text:style-name="P93"><text:span text:style-name="Source_20_Text"><text:span text:style-name="T117">fe80::%em0/64 </text:span></text:span><text:span text:style-name="Source_20_Text"><text:span text:style-name="T118">και </text:span></text:span><text:span text:style-name="Source_20_Text"><text:span text:style-name="T117">fe80::%</text:span></text:span><text:span text:style-name="Source_20_Text"><text:span text:style-name="T118">lo</text:span></text:span><text:span text:style-name="Source_20_Text"><text:span text:style-name="T117">0/64</text:span></text:span></text:p>
        </text:list-item>
        <text:list-item>
          <text:p text:style-name="P94"><text:change-end text:change-id="ct94868753129808"/><text:change-start text:change-id="ct94868753133200"/><text:span text:style-name="Source_20_Text"><text:span text:style-name="T119">Απαντά το PC1</text:span></text:span></text:p>
        </text:list-item>
        <text:list-item>
          <text:p text:style-name="P95"><text:change-end text:change-id="ct94868753133200"/><text:change-start text:change-id="ct94868753136208"/><text:span text:style-name="Source_20_Text"><text:span text:style-name="T120">Πρέπει να προσθέσουμε το %em0</text:span></text:span><text:change-end text:change-id="ct94868753136208"/><text:change-start text:change-id="ct94868753243472"/><text:span text:style-name="Source_20_Text"><text:span text:style-name="T120"> - </text:span></text:span><text:span text:style-name="Source_20_Text"><text:span text:style-name="T121">Δείκτης ζώνης</text:span></text:span></text:p>
        </text:list-item>
        <text:list-item>
          <text:p text:style-name="P96"><text:span text:style-name="Source_20_Text"><text:span text:style-name="T123">Πάλι πρέπει να προσθέσουμε τον δείκτη ζώνης</text:span></text:span></text:p>
        </text:list-item>
        <text:list-item>
          <text:p text:style-name="P97"><text:span text:style-name="Source_20_Text"><text:span text:style-name="T124">ff01::1 όλοι οι κόμβοι στη διεπαφή, ff02::1 όλοι οι κόμβοι στη ζεύξη, </text:span></text:span><text:span text:style-name="Source_20_Text"><text:span text:style-name="T125">άρα απαντάει το ίδιο το PC1</text:span></text:span></text:p>
        </text:list-item>
        <text:list-item>
          <text:p text:style-name="P98"><text:span text:style-name="Source_20_Text"><text:span text:style-name="T125">Λαμβάνεται απάντηση και από τα δύο PC</text:span></text:span></text:p>
        </text:list-item>
        <text:list-item>
          <text:p text:style-name="P99"><text:span text:style-name="Source_20_Text"><text:span text:style-name="T126">ifconfig em0 inet6 fd00:1::2/64</text:span></text:span></text:p>
        </text:list-item>
        <text:list-item>
          <text:p text:style-name="P100"><text:span text:style-name="Source_20_Text"><text:span text:style-name="T126">ifconfig em0 inet6 fd00:1::</text:span></text:span><text:span text:style-name="Source_20_Text"><text:span text:style-name="T127">3</text:span></text:span><text:span text:style-name="Source_20_Text"><text:span text:style-name="T126">/64</text:span></text:span></text:p>
        </text:list-item>
        <text:list-item>
          <text:p text:style-name="P101"><text:span text:style-name="Source_20_Text"><text:span text:style-name="T128">Δεν δρομολογούνται στο δημόσιο διαδίκτυο (Unique Local Addresseses), αντίστοιχες των 10.0.0.0/8, 172.16.0.0/12 και 192.168.0.0/16</text:span></text:span></text:p>
        </text:list-item>
        <text:list-item>
          <text:p text:style-name="P102"><text:span text:style-name="Source_20_Text"><text:span text:style-name="T129">2</text:span></text:span></text:p>
        </text:list-item>
        <text:list-item>
          <text:p text:style-name="P103"><text:span text:style-name="Source_20_Text"><text:span text:style-name="T130">2 νέες εγγραφές: </text:span></text:span><text:span text:style-name="Source_20_Text"><text:span text:style-name="T131">fd00:1::2 και fd00:1::/64</text:span></text:span></text:p>
        </text:list-item>
        <text:list-item>
          <text:p text:style-name="P103"><text:span text:style-name="Source_20_Text"><text:span text:style-name="T131">/</text:span></text:span><text:span text:style-name="Source_20_Text"><text:span text:style-name="T132">etc/hosts</text:span></text:span></text:p>
        </text:list-item>
        <text:list-item>
          <text:p text:style-name="P104"><text:span text:style-name="Source_20_Text"><text:span text:style-name="T133">Ναι</text:span></text:span></text:p>
        </text:list-item>
        <text:list-item>
          <text:p text:style-name="P105"><text:span text:style-name="Source_20_Text"><text:span text:style-name="T134">Καμία εγγραφή</text:span></text:span></text:p>
        </text:list-item>
        <text:list-item>
          <text:p text:style-name="P106"><text:span text:style-name="Source_20_Text"><text:span text:style-name="T136">ndp</text:span></text:span></text:p>
        </text:list-item>
        <text:list-item>
          <text:p text:style-name="P106"><text:span text:style-name="Source_20_Text"><text:span text:style-name="T135">ndp -a</text:span></text:span></text:p>
        </text:list-item>
        <text:list-item>
          <text:p text:style-name="P107"><text:span text:style-name="Source_20_Text"><text:span text:style-name="T137">4</text:span></text:span></text:p>
        </text:list-item>
        <text:list-item>
          <text:p text:style-name="P16"><text:span text:style-name="Source_20_Text"><text:span text:style-name="T255">fe80::%em0/64 και fe80::%lo0/64</text:span></text:span></text:p>
        </text:list-item>
        <text:list-item>
          <text:p text:style-name="P108"><text:span text:style-name="Source_20_Text"><text:span text:style-name="T138">tcpdump -i em0 -vvven</text:span></text:span></text:p>
        </text:list-item>
        <text:list-item>
          <text:p text:style-name="P109"><text:soft-page-break/><text:span text:style-name="Source_20_Text"><text:span text:style-name="T139">ndp -c</text:span></text:span></text:p>
        </text:list-item>
        <text:list-item>
          <text:p text:style-name="P110"><text:span text:style-name="Source_20_Text"><text:span text:style-name="T140">6 πακέτα</text:span></text:span></text:p>
        </text:list-item>
        <text:list-item>
          <text:p text:style-name="P111"><text:span text:style-name="Source_20_Text"><text:span text:style-name="T141">ICMPv6 - 58</text:span></text:span></text:p>
        </text:list-item>
        <text:list-item>
          <text:p text:style-name="P112"><text:span text:style-name="Source_20_Text"><text:span text:style-name="T142">PC1 (Neighbor solicitation) -&gt; PC2, PC2 (Neighbor advertisement) -&gt; PC1, PC1 (ICMPv6 </text:span></text:span><text:span text:style-name="Source_20_Text"><text:span text:style-name="T143">request) -&gt; PC2, PC2 (ICMPv6 reply) -&gt; PC1, </text:span></text:span><text:span text:style-name="Source_20_Text"><text:span text:style-name="T142">PC</text:span></text:span><text:span text:style-name="Source_20_Text"><text:span text:style-name="T148">2</text:span></text:span><text:span text:style-name="Source_20_Text"><text:span text:style-name="T142"> (Neighbor solicitation) -&gt; PC</text:span></text:span><text:span text:style-name="Source_20_Text"><text:span text:style-name="T148">1</text:span></text:span><text:span text:style-name="Source_20_Text"><text:span text:style-name="T142">, PC</text:span></text:span><text:span text:style-name="Source_20_Text"><text:span text:style-name="T148">1</text:span></text:span><text:span text:style-name="Source_20_Text"><text:span text:style-name="T142"> (Neighbor advertisement) -&gt; PC</text:span></text:span><text:span text:style-name="Source_20_Text"><text:span text:style-name="T148">2</text:span></text:span></text:p>
        </text:list-item>
        <text:list-item>
          <text:p text:style-name="P113"><text:span text:style-name="Source_20_Text"><text:span text:style-name="T144">Είναι διεύθυνση solicited-Node </text:span></text:span><text:span text:style-name="Source_20_Text"><text:span text:style-name="T145">προκύπτει από τα τελευταία 24 bit της διεύθυνσης </text:span></text:span><text:span text:style-name="Source_20_Text"><text:span text:style-name="T146">unicast ή anycast προσθέτοντας σε αυτά το πρόθεμα</text:span></text:span></text:p>
          <text:p text:style-name="P113"><text:span text:style-name="Source_20_Text"><text:span text:style-name="T146">ff02:0:0:0:0:1:ff00:0/104</text:span></text:span></text:p>
        </text:list-item>
        <text:list-item>
          <text:p text:style-name="P114"><text:span text:style-name="Source_20_Text"><text:span text:style-name="T147">Είναι διεύθυνση unicast</text:span></text:span></text:p>
        </text:list-item>
        <text:list-item>
          <text:p text:style-name="P115"><text:span text:style-name="Source_20_Text"><text:span text:style-name="T149">Είναι S(tale) </text:span></text:span><text:span text:style-name="Source_20_Text"><text:span text:style-name="T150">με διάρκεια ζωής 23h43m17s</text:span></text:span></text:p>
        </text:list-item>
        <text:list-item>
          <text:p text:style-name="P116"><text:span text:style-name="Source_20_Text"><text:span text:style-name="T151">Καταστάσεις S και R </text:span></text:span><text:span text:style-name="Source_20_Text"><text:span text:style-name="T157">με την κατάσταση R για 14s και S για περίπου 5s μέχρι να ξαναγίνει R</text:span></text:span></text:p>
        </text:list-item>
        <text:list-item>
          <text:p text:style-name="P117"><text:span text:style-name="Source_20_Text"><text:span text:style-name="T157">Αρχικά R και στην συνέχεια μόνο S</text:span></text:span></text:p>
        </text:list-item>
        <text:list-item>
          <text:p text:style-name="P118"><text:span text:style-name="Source_20_Text"><text:span text:style-name="T152">Διάρκεια 1</text:span></text:span><text:span text:style-name="Source_20_Text"><text:span text:style-name="T156">4</text:span></text:span><text:span text:style-name="Source_20_Text"><text:span text:style-name="T152">s, με λήξη γίνεται expire και μεταπίπτει στην κατάσταση Stale</text:span></text:span></text:p>
        </text:list-item>
        <text:list-item>
          <text:p text:style-name="P118"><text:span text:style-name="Source_20_Text"><text:span text:style-name="T153">24</text:span></text:span><text:span text:style-name="Source_20_Text"><text:span text:style-name="T158">h</text:span></text:span></text:p>
        </text:list-item>
        <text:list-item>
          <text:p text:style-name="P119"><text:span text:style-name="Source_20_Text"><text:span text:style-name="T154">Πακέτα </text:span></text:span><text:span text:style-name="Source_20_Text"><text:span text:style-name="T155">Neighbor solicitation και Neighbor adveritisement για επιβεβαίωση της συνδεσιμότητας</text:span></text:span></text:p>
          <text:p text:style-name="P95"><text:change-end text:change-id="ct94868753243472"/><text:change-start text:change-id="ct94868753230064"/><text:span text:style-name="Source_20_Text"><text:span text:style-name="T122"/></text:span></text:p>
          <text:p text:style-name="P120"><text:change-end text:change-id="ct94868753230064"/><text:change-start text:change-id="ct94868753279872"/></text:p>
          <text:p text:style-name="P120"><text:span text:style-name="Source_20_Text"><text:span text:style-name="T219">Άσκηση </text:span></text:span><text:span text:style-name="Source_20_Text"><text:span text:style-name="T222">2</text:span></text:span><text:span text:style-name="Source_20_Text"><text:span text:style-name="T221">: </text:span></text:span><text:span text:style-name="Source_20_Text"><text:span text:style-name="T226">SLAAC και Στατική δρομολόγηση IPv6</text:span></text:span></text:p>
        </text:list-item>
        <text:list-item text:start-value="1">
          <text:p text:style-name="P171"><text:change-end text:change-id="ct94868753279872"/><text:change-start text:change-id="ct94868753280112"/>sysrc ipv6_gateway_enable=”YES”, service routing restart<text:change-end text:change-id="ct94868753280112"/><text:change-start text:change-id="ct94868753230816"/></text:p>
        </text:list-item>
        <text:list-item>
          <text:p text:style-name="P121"><text:change-end text:change-id="ct94868753230816"/><text:change-start text:change-id="ct94868753276496"/><text:span text:style-name="Source_20_Text"><text:span text:style-name="T159">ifconfig em0 inet6 fd00:1::3/64 -alias</text:span></text:span></text:p>
          <text:p text:style-name="P122"><text:span text:style-name="Source_20_Text"><text:span text:style-name="T160">ifconfig em0 inet6 fd00:2::2/64</text:span></text:span><text:change-end text:change-id="ct94868753276496"/><text:change-start text:change-id="ct94868753291424"/></text:p>
        </text:list-item>
        <text:list-item>
          <text:p text:style-name="P123"><text:span text:style-name="Source_20_Text"><text:span text:style-name="T161">ipv6 address fd00:1::1/64</text:span></text:span></text:p>
        </text:list-item>
        <text:list-item>
          <text:p text:style-name="P124"><text:change-end text:change-id="ct94868753291424"/><text:change-start text:change-id="ct94868753303152"/><text:span text:style-name="Source_20_Text"><text:span text:style-name="T161">ipv6 address fd00:</text:span></text:span><text:span text:style-name="Source_20_Text"><text:span text:style-name="T162">3</text:span></text:span><text:span text:style-name="Source_20_Text"><text:span text:style-name="T161">::1/</text:span></text:span><text:span text:style-name="Source_20_Text"><text:span text:style-name="T162">126</text:span></text:span></text:p>
        </text:list-item>
        <text:list-item>
          <text:p text:style-name="P125"><text:change-end text:change-id="ct94868753303152"/><text:change-start text:change-id="ct94868753311296"/><text:span text:style-name="Source_20_Text"><text:span text:style-name="T161">ipv6 address fd00:</text:span></text:span><text:span text:style-name="Source_20_Text"><text:span text:style-name="T163">2</text:span></text:span><text:span text:style-name="Source_20_Text"><text:span text:style-name="T161">::1/</text:span></text:span><text:span text:style-name="Source_20_Text"><text:span text:style-name="T163">64</text:span></text:span></text:p>
        </text:list-item>
        <text:list-item>
          <text:p text:style-name="P126"><text:span text:style-name="Source_20_Text"><text:span text:style-name="T161">ipv6 address fd00:</text:span></text:span><text:span text:style-name="Source_20_Text"><text:span text:style-name="T164">3</text:span></text:span><text:span text:style-name="Source_20_Text"><text:span text:style-name="T161">::</text:span></text:span><text:span text:style-name="Source_20_Text"><text:span text:style-name="T164">2</text:span></text:span><text:span text:style-name="Source_20_Text"><text:span text:style-name="T161">/</text:span></text:span><text:span text:style-name="Source_20_Text"><text:span text:style-name="T164">126</text:span></text:span><text:change-end text:change-id="ct94868753311296"/><text:change-start text:change-id="ct94868753267760"/></text:p>
        </text:list-item>
        <text:list-item>
          <text:p text:style-name="P127"><text:span text:style-name="Source_20_Text"><text:span text:style-name="T165">route add -net -inet6 :: fd00:1::1</text:span></text:span></text:p>
        </text:list-item>
        <text:list-item>
          <text:p text:style-name="P128"><text:change-end text:change-id="ct94868753267760"/><text:change-start text:change-id="ct94868753295136"/><text:span text:style-name="Source_20_Text"><text:span text:style-name="T166">route add -6 default fd00:2::1 (εναλλακτική σύνταξη)</text:span></text:span></text:p>
        </text:list-item>
        <text:list-item>
          <text:p text:style-name="P129"><text:change-end text:change-id="ct94868753295136"/><text:change-start text:change-id="ct94868753304160"/><text:span text:style-name="Source_20_Text"><text:span text:style-name="T167">tcpdump -i em0 </text:span></text:span></text:p>
        </text:list-item>
        <text:list-item>
          <text:p text:style-name="P130"><text:change-end text:change-id="ct94868753304160"/><text:change-start text:change-id="ct94868753308608"/><text:span text:style-name="Source_20_Text"><text:span text:style-name="T168">Δεν είναι επιτυχές καθώς ο R1 δεν έχει διαδρομή για το PC2</text:span></text:span></text:p>
        </text:list-item>
        <text:list-item>
          <text:p text:style-name="P131"><text:change-end text:change-id="ct94868753308608"/><text:change-start text:change-id="ct94868753307472"/><text:span text:style-name="Source_20_Text"><text:span text:style-name="T169">NS dst: ff02::1:ff00:1</text:span></text:span><text:change-end text:change-id="ct94868753307472"/><text:change-start text:change-id="ct94868753296880"/><text:span text:style-name="Source_20_Text"><text:span text:style-name="T169"> </text:span></text:span><text:change-end text:change-id="ct94868753296880"/><text:change-start text:change-id="ct94868753324576"/><text:span text:style-name="Source_20_Text"><text:span text:style-name="T170">(solicited node multicast)</text:span></text:span><text:span text:style-name="Source_20_Text"><text:span text:style-name="T171">, </text:span></text:span><text:change-end text:change-id="ct94868753324576"/><text:change-start text:change-id="ct94868753329904"/><text:span text:style-name="Source_20_Text"><text:span text:style-name="T171"><text:s/></text:span></text:span><text:span text:style-name="Source_20_Text"><text:span text:style-name="T172">NA dst fd00:1::1, ICMPv6 echo request dst:fd00:2::2, ICMPv6 destination unreachable</text:span></text:span><text:change-end text:change-id="ct94868753329904"/><text:change-start text:change-id="ct94868753336992"/><text:span text:style-name="Source_20_Text"><text:span text:style-name="T172"> dst: fd00:1::2, NS dst: fd00:1::2, NA dst: fd00:1::1</text:span></text:span></text:p>
        </text:list-item>
        <text:list-item>
          <text:p text:style-name="P132"><text:change-end text:change-id="ct94868753336992"/><text:change-start text:change-id="ct94868753331584"/><text:span text:style-name="Source_20_Text"><text:span text:style-name="T173">ipv6 route fd00:2::/64 fd00:3::2</text:span></text:span></text:p>
        </text:list-item>
        <text:list-item>
          <text:p text:style-name="P133"><text:change-end text:change-id="ct94868753331584"/><text:change-start text:change-id="ct94868753323984"/><text:span text:style-name="Source_20_Text"><text:span text:style-name="T174">Δεν υπάρχει διαδρομή επιστροφής του ICMP</text:span></text:span><text:span text:style-name="Source_20_Text"><text:span text:style-name="T175">v6</text:span></text:span><text:span text:style-name="Source_20_Text"><text:span text:style-name="T174"> reply </text:span></text:span><text:span text:style-name="Source_20_Text"><text:span text:style-name="T176">στο R2</text:span></text:span></text:p>
        </text:list-item>
        <text:list-item>
          <text:p text:style-name="P134"><text:change-end text:change-id="ct94868753323984"/><text:change-start text:change-id="ct94868753329440"/><text:span text:style-name="Source_20_Text"><text:span text:style-name="T177">ipv6 route fd00:1::/64 fd00:3::1</text:span></text:span></text:p>
        </text:list-item>
        <text:list-item>
          <text:p text:style-name="P135"><text:change-end text:change-id="ct94868753329440"/><text:change-start text:change-id="ct94868753304736"/><text:span text:style-name="Source_20_Text"><text:span text:style-name="T178">Ναι</text:span></text:span></text:p>
        </text:list-item>
        <text:list-item>
          <text:p text:style-name="P136"><text:change-end text:change-id="ct94868753304736"/><text:change-start text:change-id="ct94868753327472"/><text:span text:style-name="Source_20_Text"><text:span text:style-name="T179">no ipv6 nd suppress-ra</text:span></text:span></text:p>
        </text:list-item>
        <text:list-item>
          <text:p text:style-name="P137"><text:change-end text:change-id="ct94868753327472"/><text:change-start text:change-id="ct94868753338560"/><text:span text:style-name="Source_20_Text"><text:span text:style-name="T180">ipv6 nd prefix fd00:1::/64</text:span></text:span></text:p>
        </text:list-item>
        <text:list-item>
          <text:p text:style-name="P138"><text:change-end text:change-id="ct94868753338560"/><text:change-start text:change-id="ct94868753353008"/><text:span text:style-name="Source_20_Text"><text:span text:style-name="T179">no ipv6 nd suppress-ra</text:span></text:span></text:p>
        </text:list-item>
        <text:list-item>
          <text:p text:style-name="P138"><text:span text:style-name="Source_20_Text"><text:span text:style-name="T180">ipv6 nd prefix fd00:</text:span></text:span><text:span text:style-name="Source_20_Text"><text:span text:style-name="T181">2</text:span></text:span><text:span text:style-name="Source_20_Text"><text:span text:style-name="T180">::/64</text:span></text:span></text:p>
        </text:list-item>
        <text:list-item>
          <text:p text:style-name="P139"><text:change-end text:change-id="ct94868753353008"/><text:change-start text:change-id="ct94868753348960"/><text:span text:style-name="Source_20_Text"><text:span text:style-name="T182">route delete -6 default</text:span></text:span></text:p>
        </text:list-item>
        <text:list-item>
          <text:p text:style-name="P140"><text:change-end text:change-id="ct94868753348960"/><text:change-start text:change-id="ct94868753348480"/><text:span text:style-name="Source_20_Text"><text:span text:style-name="T183">tcpdump -i em0 -vvven</text:span></text:span><text:change-end text:change-id="ct94868753348480"/><text:change-start text:change-id="ct94868753354672"/></text:p>
        </text:list-item>
        <text:list-item>
          <text:p text:style-name="P141"><text:soft-page-break/><text:span text:style-name="Source_20_Text"><text:span text:style-name="T184">service netif restart</text:span></text:span></text:p>
        </text:list-item>
        <text:list-item>
          <text:p text:style-name="P142"><text:change-end text:change-id="ct94868753354672"/><text:change-start text:change-id="ct94868753357296"/><text:span text:style-name="Source_20_Text"><text:span text:style-name="T185">multicast listener report v2, NS (DAD), RS, RA</text:span></text:span><text:change-end text:change-id="ct94868753357296"/><text:change-start text:change-id="ct94868753360224"/></text:p>
        </text:list-item>
        <text:list-item>
          <text:p text:style-name="P143"><text:span text:style-name="Source_20_Text"><text:span text:style-name="T186">Neighbor solicitation</text:span></text:span><text:change-end text:change-id="ct94868753360224"/><text:change-start text:change-id="ct94868753368080"/><text:span text:style-name="Source_20_Text"><text:span text:style-name="T186"> </text:span></text:span><text:span text:style-name="Source_20_Text"><text:span text:style-name="T187">για την διεύθυνση fe80::a00:27ff:fe89:12e6 και </text:span></text:span><text:span text:style-name="Source_20_Text"><text:span text:style-name="T188">fd00:1::a00:27ff:fe89:12e6</text:span></text:span><text:change-end text:change-id="ct94868753368080"/><text:change-start text:change-id="ct94868753377680"/><text:span text:style-name="Source_20_Text"><text:span text:style-name="T188"> </text:span></text:span><text:span text:style-name="Source_20_Text"><text:span text:style-name="T189">για DAD </text:span></text:span></text:p>
        </text:list-item>
        <text:list-item>
          <text:p text:style-name="P144"><text:change-end text:change-id="ct94868753377680"/><text:change-start text:change-id="ct94868753377920"/><text:span text:style-name="Source_20_Text"><text:span text:style-name="T190">ff02::1:ff89:12e6</text:span></text:span><text:change-end text:change-id="ct94868753377920"/><text:change-start text:change-id="ct94868753378160"/><text:span text:style-name="Source_20_Text"><text:span text:style-name="T190"> </text:span></text:span><text:span text:style-name="Source_20_Text"><text:span text:style-name="T191">(solicited note multicast)</text:span></text:span><text:change-end text:change-id="ct94868753378160"/><text:change-start text:change-id="ct94868753378400"/><text:span text:style-name="Source_20_Text"><text:span text:style-name="T191"> </text:span></text:span><text:span text:style-name="Source_20_Text"><text:span text:style-name="T192">γιατί δεν είναι γνωστή εκ των προτέρων η διεύθυνση </text:span></text:span><text:change-end text:change-id="ct94868753378400"/><text:change-start text:change-id="ct94868753379744"/><text:span text:style-name="Source_20_Text"><text:span text:style-name="T193">αποστολής </text:span></text:span><text:change-end text:change-id="ct94868753379744"/><text:change-start text:change-id="ct94868753381856"/></text:p>
        </text:list-item>
        <text:list-item>
          <text:p text:style-name="P17"><text:span text:style-name="Source_20_Text"><text:span text:style-name="T239">fe80::a00:27ff:fe89:12e6</text:span></text:span><text:change-end text:change-id="ct94868753381856"/><text:change-start text:change-id="ct94868753363120"/><text:span text:style-name="Source_20_Text"><text:span text:style-name="T239"> </text:span></text:span><text:span text:style-name="Source_20_Text"><text:span text:style-name="T240">(SLAAC)</text:span></text:span></text:p>
        </text:list-item>
        <text:list-item>
          <text:p text:style-name="P18"><text:span text:style-name="Source_20_Text"><text:span text:style-name="T241">ff02::1ff89:12e6</text:span></text:span><text:change-end text:change-id="ct94868753363120"/><text:change-start text:change-id="ct94868753365936"/><text:span text:style-name="Source_20_Text"><text:span text:style-name="T241"> </text:span></text:span><text:span text:style-name="Source_20_Text"><text:span text:style-name="T246">(Solicited-Node multicast)</text:span></text:span><text:change-end text:change-id="ct94868753365936"/><text:change-start text:change-id="ct94868753372448"/><text:span text:style-name="Source_20_Text"><text:span text:style-name="T241">, </text:span></text:span><text:span text:style-name="Source_20_Text"><text:span text:style-name="T242">ff02::2</text:span></text:span><text:change-end text:change-id="ct94868753372448"/><text:change-start text:change-id="ct94868753389920"/><text:span text:style-name="Source_20_Text"><text:span text:style-name="T242"> </text:span></text:span><text:span text:style-name="Source_20_Text"><text:span text:style-name="T245">(όλους τους δρομολογητές στη τοπική ζεύξη)</text:span></text:span><text:change-end text:change-id="ct94868753389920"/><text:change-start text:change-id="ct94868753395696"/><text:span text:style-name="Source_20_Text"><text:span text:style-name="T242">, </text:span></text:span><text:span text:style-name="Source_20_Text"><text:span text:style-name="T243">ff02::1</text:span></text:span><text:change-end text:change-id="ct94868753395696"/><text:change-start text:change-id="ct94868753396288"/><text:span text:style-name="Source_20_Text"><text:span text:style-name="T243"> </text:span></text:span><text:span text:style-name="Source_20_Text"><text:span text:style-name="T245">(όλους τους κόμβους στη τοπική ζεύξη)</text:span></text:span><text:span text:style-name="Source_20_Text"><text:span text:style-name="T243"> </text:span></text:span><text:span text:style-name="Source_20_Text"><text:span text:style-name="T244">αντίστοιχα</text:span></text:span><text:change-end text:change-id="ct94868753396288"/><text:change-start text:change-id="ct94868753393088"/></text:p>
        </text:list-item>
        <text:list-item>
          <text:p text:style-name="P145"><text:span text:style-name="Source_20_Text"><text:span text:style-name="T60">33:33:ff:89:12:e6, </text:span></text:span><text:span text:style-name="Source_20_Text"><text:span text:style-name="T59">33:33:00:00:00:</text:span></text:span><text:span text:style-name="Source_20_Text"><text:span text:style-name="T195">02</text:span></text:span><text:span text:style-name="Source_20_Text"><text:span text:style-name="T59">, 33:33:00:00:00:</text:span></text:span><text:span text:style-name="Source_20_Text"><text:span text:style-name="T194">01</text:span></text:span><text:change-end text:change-id="ct94868753393088"/><text:change-start text:change-id="ct94868753364576"/><text:span text:style-name="Source_20_Text"><text:span text:style-name="T194"> </text:span></text:span><text:span text:style-name="Source_20_Text"><text:span text:style-name="T195">(NS, RS, RA) </text:span></text:span><text:change-end text:change-id="ct94868753364576"/><text:change-start text:change-id="ct94868753379248"/><text:span text:style-name="Source_20_Text"><text:span text:style-name="T196">33-33 + τελευταία </text:span></text:span><text:span text:style-name="Source_20_Text"><text:span text:style-name="T197">32 bit της IPv6 διεύθυνσης προορισμού</text:span></text:span></text:p>
        </text:list-item>
        <text:list-item>
          <text:p text:style-name="P19"><text:change-end text:change-id="ct94868753379248"/><text:change-start text:change-id="ct94868753348096"/><text:span text:style-name="Source_20_Text"><text:span text:style-name="T253">Υπάρχει εγγραφή </text:span></text:span><text:span text:style-name="Source_20_Text"><text:span text:style-name="T254">διαφημιζόμενη </text:span></text:span><text:span text:style-name="Source_20_Text"><text:span text:style-name="T253">από τον </text:span></text:span><text:change-end text:change-id="ct94868753348096"/><text:change-start text:change-id="ct94868753367600"/><text:span text:style-name="Source_20_Text"><text:span text:style-name="T253">R1 -</text:span></text:span><text:span text:style-name="Source_20_Text"><text:span text:style-name="T254">&gt; fd00:1::/64</text:span></text:span><text:change-end text:change-id="ct94868753367600"/><text:change-start text:change-id="ct94868752984064"/></text:p>
        </text:list-item>
        <text:list-item>
          <text:p text:style-name="P20"><text:change-end text:change-id="ct94868752984064"/><text:change-start text:change-id="ct94868753348720"/><text:span text:style-name="Source_20_Text"><text:span text:style-name="T247">fe80::a00:27ff:fe89:12e6%em0 </text:span></text:span><text:span text:style-name="Source_20_Text"><text:span text:style-name="T252">(τοπική στη ζεύξη διεύθυνση)</text:span></text:span><text:span text:style-name="Source_20_Text"><text:span text:style-name="T247"> και fd00:1::a00:27ff:fe89:12e6</text:span></text:span></text:p>
        </text:list-item>
        <text:list-item>
          <text:p text:style-name="P21"><text:change-end text:change-id="ct94868753348720"/><text:change-start text:change-id="ct94868753405408"/><text:span text:style-name="Source_20_Text"><text:span text:style-name="T248">Προέκυψε από τα μηνύμα</text:span></text:span><text:change-end text:change-id="ct94868753405408"/><text:change-start text:change-id="ct94868752987872"/><text:span text:style-name="Source_20_Text"><text:span text:style-name="T248">τα RS, RA</text:span></text:span></text:p>
        </text:list-item>
        <text:list-item>
          <text:p text:style-name="P22"><text:change-end text:change-id="ct94868752987872"/><text:change-start text:change-id="ct94868753392480"/><text:span text:style-name="Source_20_Text"><text:span text:style-name="T249">Από </text:span></text:span><text:change-end text:change-id="ct94868753392480"/><text:change-start text:change-id="ct94868753384192"/><text:span text:style-name="Source_20_Text"><text:span text:style-name="T250">PC2, η διεύθυνση </text:span></text:span><text:span text:style-name="Source_20_Text"><text:span text:style-name="T247">fd00:1::a00:27ff:fe89:12e6 </text:span></text:span><text:span text:style-name="Source_20_Text"><text:span text:style-name="T251">και από R1 και με τις δύο διε</text:span></text:span><text:change-end text:change-id="ct94868753384192"/><text:change-start text:change-id="ct94868753366336"/><text:span text:style-name="Source_20_Text"><text:span text:style-name="T251">υθύνσεις</text:span></text:span><text:change-end text:change-id="ct94868753366336"/><text:change-start text:change-id="ct94868752811008"/></text:p>
        </text:list-item>
      </text:list>
      <text:p text:style-name="P10"><text:span text:style-name="Source_20_Text"><text:span text:style-name="T103"/></text:span></text:p>
      <text:list xml:id="list170313522634397" text:continue-numbering="true" text:style-name="Numbering_20_123">
        <text:list-header>
          <text:p text:style-name="P146"><text:change-end text:change-id="ct94868752811008"/><text:change-start text:change-id="ct94868753399040"/><text:span text:style-name="Source_20_Text"><text:span text:style-name="T219">Άσκηση </text:span></text:span><text:span text:style-name="Source_20_Text"><text:span text:style-name="T223">3</text:span></text:span><text:span text:style-name="Source_20_Text"><text:span text:style-name="T221">: </text:span></text:span><text:span text:style-name="Source_20_Text"><text:span text:style-name="T227">Δυναμική δρομολόγηση IPv6</text:span></text:span></text:p>
        </text:list-header>
        <text:list-item text:start-value="1">
          <text:p text:style-name="P23"><text:change-end text:change-id="ct94868753399040"/><text:change-start text:change-id="ct94868752820160"/><text:span text:style-name="Source_20_Text"><text:span text:style-name="T256">no ipv6 route fd00:1::/64 fd00:3::1</text:span></text:span><text:change-end text:change-id="ct94868752820160"/><text:change-start text:change-id="ct94868753394032"/></text:p>
        </text:list-item>
        <text:list-item>
          <text:p text:style-name="P147"><text:change-end text:change-id="ct94868753394032"/><text:change-start text:change-id="ct94868753390544"/><text:span text:style-name="Source_20_Text"><text:span text:style-name="T198">router ripng -&gt; </text:span></text:span><text:span text:style-name="Source_20_Text"><text:span text:style-name="T199">network em0, network em1</text:span></text:span></text:p>
        </text:list-item>
        <text:list-item>
          <text:p text:style-name="P148"><text:change-end text:change-id="ct94868753390544"/><text:change-start text:change-id="ct94868753422704"/><text:span text:style-name="Source_20_Text"><text:span text:style-name="T200">show ipv6 ripng </text:span></text:span><text:span text:style-name="Source_20_Text"><text:span text:style-name="T201">-&gt; 3 εγγραφές</text:span></text:span></text:p>
        </text:list-item>
        <text:list-item>
          <text:p text:style-name="P149"><text:change-end text:change-id="ct94868753422704"/><text:change-start text:change-id="ct94868753422944"/><text:span text:style-name="Source_20_Text"><text:span text:style-name="T202">fe80::a00:27ff:fe38:4c3d διε</text:span></text:span><text:change-end text:change-id="ct94868753422944"/><text:change-start text:change-id="ct94868753435712"/><text:span text:style-name="Source_20_Text"><text:span text:style-name="T202">ύθυνση SLA</text:span></text:span><text:span text:style-name="Source_20_Text"><text:span text:style-name="T203">A</text:span></text:span><text:span text:style-name="Source_20_Text"><text:span text:style-name="T202">C </text:span></text:span><text:span text:style-name="Source_20_Text"><text:span text:style-name="T203">τοπική στη ζεύξη</text:span></text:span></text:p>
        </text:list-item>
        <text:list-item>
          <text:p text:style-name="P150"><text:change-end text:change-id="ct94868753435712"/><text:change-start text:change-id="ct94868753430528"/><text:span text:style-name="Source_20_Text"><text:span text:style-name="T204">Ναι</text:span></text:span></text:p>
        </text:list-item>
        <text:list-item>
          <text:p text:style-name="P151"><text:change-end text:change-id="ct94868753430528"/><text:change-start text:change-id="ct94868753427056"/><text:span text:style-name="Source_20_Text"><text:span text:style-name="T205">tcpdump -i em1 -vvven</text:span></text:span></text:p>
        </text:list-item>
        <text:list-item>
          <text:p text:style-name="P152"><text:change-end text:change-id="ct94868753427056"/><text:change-start text:change-id="ct94868753423184"/><text:span text:style-name="Source_20_Text"><text:span text:style-name="T206">ripng-re</text:span></text:span><text:span text:style-name="Source_20_Text"><text:span text:style-name="T208">sp 2: </text:span></text:span><text:change-end text:change-id="ct94868753423184"/><text:change-start text:change-id="ct94868753509616"/><text:span text:style-name="Source_20_Text"><text:span text:style-name="T206">Ο προορισμός τους είναι ff02::9 -&gt; RIP Routers</text:span></text:span><text:span text:style-name="Source_20_Text"><text:span text:style-name="T207"> στη ζεύξη</text:span></text:span></text:p>
        </text:list-item>
        <text:list-item>
          <text:p text:style-name="P24"><text:span text:style-name="Source_20_Text"><text:span text:style-name="T257">hlim 255 </text:span></text:span><text:span text:style-name="Source_20_Text"><text:span text:style-name="T258">αφού </text:span></text:span><text:span text:style-name="Source_20_Text"><text:span text:style-name="T259">είναι απευθείας συνδεδεμένοι γείτονες</text:span></text:span></text:p>
        </text:list-item>
        <text:list-item>
          <text:p text:style-name="P153"><text:span text:style-name="Source_20_Text"><text:span text:style-name="T209">Χρησιμοποιεί το πρωτόκολλο UDP (όπως και το RIP) </text:span></text:span><text:span text:style-name="Source_20_Text"><text:span text:style-name="T210">με θύρα 521 αντί για 520</text:span></text:span></text:p>
        </text:list-item>
        <text:list-item>
          <text:p text:style-name="P154"><text:span text:style-name="Source_20_Text"><text:span text:style-name="T211">no router ripng</text:span></text:span></text:p>
        </text:list-item>
        <text:list-item>
          <text:p text:style-name="P155"><text:span text:style-name="Source_20_Text"><text:span text:style-name="T212">write</text:span></text:span></text:p>
        </text:list-item>
        <text:list-item>
          <text:p text:style-name="P156"><text:span text:style-name="Source_20_Text"><text:span text:style-name="T213">service frr restart</text:span></text:span></text:p>
        </text:list-item>
        <text:list-item>
          <text:p text:style-name="P157"><text:span text:style-name="Source_20_Text"><text:span text:style-name="T214">router ospf6, ospf6 router-id 1.1.1.1 </text:span></text:span><text:span text:style-name="Source_20_Text"><text:span text:style-name="T215">και router-id 2.2.2.2 αντίστοιχα</text:span></text:span></text:p>
        </text:list-item>
        <text:list-item>
          <text:p text:style-name="P25"><text:span text:style-name="Source_20_Text"><text:span text:style-name="T260">interface em0</text:span></text:span><text:span text:style-name="Source_20_Text"><text:span text:style-name="T261">(</text:span></text:span><text:span text:style-name="Source_20_Text"><text:span text:style-name="T260">1</text:span></text:span><text:span text:style-name="Source_20_Text"><text:span text:style-name="T261">)</text:span></text:span><text:span text:style-name="Source_20_Text"><text:span text:style-name="T260"> area 0.0.0.0</text:span></text:span></text:p>
        </text:list-item>
        <text:list-item>
          <text:p text:style-name="P26"><text:span text:style-name="Source_20_Text"><text:span text:style-name="T262">Παρόμοια</text:span></text:span></text:p>
        </text:list-item>
        <text:list-item>
          <text:p text:style-name="P27"><text:span text:style-name="Source_20_Text"><text:span text:style-name="T263">do show ipv6 ospf6 route -</text:span></text:span><text:span text:style-name="Source_20_Text"><text:span text:style-name="T264">&gt; </text:span></text:span><text:span text:style-name="Source_20_Text"><text:span text:style-name="T265">2 εγγραφές. </text:span></text:span><text:span text:style-name="Source_20_Text"><text:span text:style-name="T266">Το κόστος προέκυψε ως reference bandwith (100Gbps) / interface bandwith (1Gbps) </text:span></text:span><text:span text:style-name="Source_20_Text"><text:span text:style-name="T267">για κάθε hop</text:span></text:span></text:p>
        </text:list-item>
        <text:list-item>
          <text:p text:style-name="P28"><text:span text:style-name="Source_20_Text"><text:span text:style-name="T268">fe80::a00:27ff:fe29:8505 είναι </text:span></text:span><text:span text:style-name="Source_20_Text"><text:span text:style-name="T269">διεύθυνση SLAAC local-link </text:span></text:span><text:span text:style-name="Source_20_Text"><text:span text:style-name="T270">του R1 στην διεπαφή στο WAN1</text:span></text:span></text:p>
        </text:list-item>
        <text:list-item>
          <text:p text:style-name="P29"><text:span text:style-name="Source_20_Text"><text:span text:style-name="T271">tcpdump -i em1 -vvven</text:span></text:span></text:p>
        </text:list-item>
        <text:list-item>
          <text:p text:style-name="P30"><text:span text:style-name="Source_20_Text"><text:span text:style-name="T272">ff02::5</text:span></text:span></text:p>
        </text:list-item>
        <text:list-item>
          <text:p text:style-name="P31"><text:span text:style-name="Source_20_Text"><text:span text:style-name="T273">hlim 1</text:span></text:span></text:p>
        </text:list-item>
        <text:list-item>
          <text:p text:style-name="P32"><text:span text:style-name="Source_20_Text"><text:span text:style-name="T274">next-header OSPF (89) </text:span></text:span><text:span text:style-name="Source_20_Text"><text:span text:style-name="T275">ίδιο με IPv4</text:span></text:span></text:p>
        </text:list-item>
        <text:list-item>
          <text:p text:style-name="P33"><text:soft-page-break/><text:span text:style-name="Source_20_Text"><text:span text:style-name="T276">Ναι</text:span></text:span></text:p>
        </text:list-item>
        <text:list-item>
          <text:p text:style-name="P34"><text:span text:style-name="Source_20_Text"><text:span text:style-name="T277">no router ospf6</text:span></text:span></text:p>
        </text:list-item>
        <text:list-item>
          <text:p text:style-name="P34"><text:span text:style-name="Source_20_Text"><text:span text:style-name="T277">servie frr restart</text:span></text:span></text:p>
        </text:list-item>
        <text:list-item>
          <text:p text:style-name="P35"><text:span text:style-name="Source_20_Text"><text:span text:style-name="T278">router bgp 65010, bgp router-id 1.1.1.1</text:span></text:span></text:p>
        </text:list-item>
        <text:list-item>
          <text:p text:style-name="P36"><text:span text:style-name="Source_20_Text"><text:span text:style-name="T279">no bgp default ipv4-unicast</text:span></text:span></text:p>
        </text:list-item>
        <text:list-item>
          <text:p text:style-name="P37"><text:span text:style-name="Source_20_Text"><text:span text:style-name="T280">neighbor fd00:3::2 remote-as 65010</text:span></text:span></text:p>
        </text:list-item>
        <text:list-item>
          <text:p text:style-name="P38"><text:span text:style-name="Source_20_Text"><text:span text:style-name="T281">address-family ipv6</text:span></text:span></text:p>
        </text:list-item>
        <text:list-item>
          <text:p text:style-name="P38"><text:span text:style-name="Source_20_Text"><text:span text:style-name="T281">network fd00:1::/64</text:span></text:span></text:p>
        </text:list-item>
        <text:list-item>
          <text:p text:style-name="P39"><text:span text:style-name="Source_20_Text"><text:span text:style-name="T282">neighbor fd00:3::2 activate</text:span></text:span></text:p>
        </text:list-item>
        <text:list-item>
          <text:p text:style-name="P40"><text:span text:style-name="Source_20_Text"><text:span text:style-name="T283">παρόμοια </text:span></text:span><text:span text:style-name="Source_20_Text"><text:span text:style-name="T284">με neighbor fd00:3::1 και network fd00:2::/64</text:span></text:span></text:p>
        </text:list-item>
        <text:list-item>
          <text:p text:style-name="P41"><text:span text:style-name="Source_20_Text"><text:span text:style-name="T285">show bgp -&gt; δύο δυναμικές εγγραφές</text:span></text:span></text:p>
        </text:list-item>
        <text:list-item>
          <text:p text:style-name="P42"><text:span text:style-name="Source_20_Text"><text:span text:style-name="T286">fe80::a00:27ff:fe38:4c3d</text:span></text:span></text:p>
        </text:list-item>
        <text:list-item>
          <text:p text:style-name="P43"><text:span text:style-name="Source_20_Text"><text:span text:style-name="T287">tcpdump -i em1 -vvven</text:span></text:span></text:p>
        </text:list-item>
        <text:list-item>
          <text:p text:style-name="P44"><text:span text:style-name="Source_20_Text"><text:span text:style-name="T288">BGP Keepalive Message (4), </text:span></text:span><text:span text:style-name="Source_20_Text"><text:span text:style-name="T289">TCP </text:span></text:span><text:span text:style-name="Source_20_Text"><text:span text:style-name="T290">θύρα </text:span></text:span><text:span text:style-name="Source_20_Text"><text:span text:style-name="T291">179 </text:span></text:span><text:span text:style-name="Source_20_Text"><text:span text:style-name="T292">αντίστοιχα με IPv4</text:span></text:span></text:p>
        </text:list-item>
        <text:list-item>
          <text:p text:style-name="P45"><text:span text:style-name="Source_20_Text"><text:span text:style-name="T293">hlim 1</text:span></text:span></text:p>
        </text:list-item>
        <text:list-item>
          <text:p text:style-name="P46"><text:span text:style-name="Source_20_Text"><text:span text:style-name="T294">Ναι</text:span></text:span></text:p>
        </text:list-item>
        <text:list-item>
          <text:p text:style-name="P47"><text:span text:style-name="Source_20_Text"><text:span text:style-name="T295">reboot -&gt; vtysh</text:span></text:span></text:p>
        </text:list-item>
        <text:list-item>
          <text:p text:style-name="P48"><text:span text:style-name="Source_20_Text"><text:span text:style-name="T296">ipv6 address fd00:1::2/64</text:span></text:span></text:p>
        </text:list-item>
        <text:list-item>
          <text:p text:style-name="P49"><text:span text:style-name="Source_20_Text"><text:span text:style-name="T297">router bgp 65010</text:span></text:span></text:p>
        </text:list-item>
        <text:list-item>
          <text:p text:style-name="P50"><text:span text:style-name="Source_20_Text"><text:span text:style-name="T298">no bgp default ipv4-unicast</text:span></text:span></text:p>
        </text:list-item>
        <text:list-item>
          <text:p text:style-name="P51"><text:span text:style-name="Source_20_Text"><text:span text:style-name="T299">neighbor fd00:1:1 remote-as 65010</text:span></text:span></text:p>
        </text:list-item>
        <text:list-item>
          <text:p text:style-name="P52"><text:span text:style-name="Source_20_Text"><text:span text:style-name="T299">neighbor fd00:1:1 </text:span></text:span><text:span text:style-name="Source_20_Text"><text:span text:style-name="T300">activate</text:span></text:span></text:p>
        </text:list-item>
        <text:list-item>
          <text:p text:style-name="P53"><text:span text:style-name="Source_20_Text"><text:span text:style-name="T301">neighbor fd00:1::2 remote-as 65010</text:span></text:span></text:p>
        </text:list-item>
        <text:list-item>
          <text:p text:style-name="P54"><text:span text:style-name="Source_20_Text"><text:span text:style-name="T302">neighbor fd00:1::2 next-hop-self</text:span></text:span></text:p>
        </text:list-item>
        <text:list-item>
          <text:p text:style-name="P55"><text:span text:style-name="Source_20_Text"><text:span text:style-name="T303">show bgp neighbors</text:span></text:span></text:p>
        </text:list-item>
        <text:list-item>
          <text:p text:style-name="P56"><text:span text:style-name="Source_20_Text"><text:span text:style-name="T304">2 εγγραφές</text:span></text:span></text:p>
        </text:list-item>
        <text:list-item>
          <text:p text:style-name="P57"><text:span text:style-name="Source_20_Text"><text:span text:style-name="T305">fd00:1::1 </text:span></text:span></text:p>
        </text:list-item>
        <text:list-item>
          <text:p text:style-name="P58"><text:span text:style-name="Source_20_Text"><text:span text:style-name="T306">Ναι</text:span></text:span></text:p>
          <text:p text:style-name="P58"><text:span text:style-name="Source_20_Text"/></text:p>
        </text:list-item>
      </text:list>
      <text:p text:style-name="P13"><text:change-end text:change-id="ct94868753509616"/><text:change-start text:change-id="ct94868753587408"/><text:span text:style-name="Source_20_Text"><text:span text:style-name="T209"/></text:span></text:p>
      <text:p text:style-name="P11"><text:span text:style-name="Source_20_Text"><text:span text:style-name="T104"/></text:span></text:p>
      <text:p text:style-name="P11"><text:span text:style-name="Source_20_Text"><text:span text:style-name="T104"/></text:span></text:p>
      <text:list xml:id="list170313858431640" text:continue-numbering="true" text:style-name="Numbering_20_123">
        <text:list-header>
          <text:p text:style-name="P158"><text:span text:style-name="Source_20_Text"><text:span text:style-name="T219">Άσκηση </text:span></text:span><text:span text:style-name="Source_20_Text"><text:span text:style-name="T224">4</text:span></text:span><text:span text:style-name="Source_20_Text"><text:span text:style-name="T221">: </text:span></text:span><text:change-end text:change-id="ct94868753587408"/><text:change-start text:change-id="ct94868753590288"/><text:span text:style-name="Source_20_Text"><text:span text:style-name="T228">Μηχανισμός μετάβασης 464 XLAT</text:span></text:span><text:change-end text:change-id="ct94868753590288"/><text:change-start text:change-id="ct94868753594704"/></text:p>
        </text:list-header>
        <text:list-item text:start-value="1">
          <text:p text:style-name="P59"><text:change-end text:change-id="ct94868753594704"/><text:change-start text:change-id="ct94868753596256"/><text:span text:style-name="Source_20_Text"><text:span text:style-name="T307">ip address 192.168.1.1/24</text:span></text:span><text:change-end text:change-id="ct94868753596256"/><text:change-start text:change-id="ct94868753613168"/></text:p>
        </text:list-item>
        <text:list-item>
          <text:p text:style-name="P60"><text:span text:style-name="Source_20_Text"><text:span text:style-name="T308">ip address 192.168.2.1/24</text:span></text:span></text:p>
        </text:list-item>
        <text:list-item>
          <text:p text:style-name="P61"><text:span text:style-name="Source_20_Text"><text:span text:style-name="T309">ip address 192.168.1.2/24, ip route 0.0.0.0/0 192.168.1.1</text:span></text:span></text:p>
        </text:list-item>
        <text:list-item>
          <text:p text:style-name="P159"><text:span text:style-name="Source_20_Text"><text:span text:style-name="T61">ip address 192.168.</text:span></text:span><text:span text:style-name="Source_20_Text"><text:span text:style-name="T216">2</text:span></text:span><text:span text:style-name="Source_20_Text"><text:span text:style-name="T61">.2/24, ip route 0.0.0.0/0 192.168.</text:span></text:span><text:span text:style-name="Source_20_Text"><text:span text:style-name="T216">2</text:span></text:span><text:span text:style-name="Source_20_Text"><text:span text:style-name="T61">.1</text:span></text:span></text:p>
        </text:list-item>
        <text:list-item>
          <text:p text:style-name="P62"><text:span text:style-name="Source_20_Text"><text:span text:style-name="T310">sysrc ...</text:span></text:span></text:p>
        </text:list-item>
        <text:list-item>
          <text:p text:style-name="P62"><text:span text:style-name="Source_20_Text"><text:span text:style-name="T311">service ipfw enable</text:span></text:span></text:p>
        </text:list-item>
        <text:list-item>
          <text:p text:style-name="P63"><text:span text:style-name="Source_20_Text"><text:span text:style-name="T312">12</text:span></text:span></text:p>
        </text:list-item>
        <text:list-item>
          <text:p text:style-name="P64"><text:span text:style-name="Source_20_Text"><text:span text:style-name="T313">Ναι</text:span></text:span></text:p>
        </text:list-item>
        <text:list-item>
          <text:p text:style-name="P65"><text:span text:style-name="Source_20_Text"><text:span text:style-name="T314">ipfw nat64clat nat64 create clat_prefix fd00:3:1::/96 plat_prefix 64:ff9b::/96 allow_private log</text:span></text:span></text:p>
        </text:list-item>
        <text:list-item>
          <text:p text:style-name="P66"><text:span text:style-name="Source_20_Text"><text:span text:style-name="T315">ipfw add 2000 nat64clat nat64 ip</text:span></text:span><text:change-end text:change-id="ct94868753613168"/><text:span text:style-name="Source_20_Text"><text:span text:style-name="T320">4</text:span></text:span><text:change-start text:change-id="ct94868757322800"/><text:span text:style-name="Source_20_Text"><text:span text:style-name="T315"> from any to not me recv em0</text:span></text:span></text:p>
        </text:list-item>
        <text:list-item>
          <text:p text:style-name="P67"><text:span text:style-name="Source_20_Text"><text:span text:style-name="T316">ipfw add 3000 nat64clat nat64 ip6 from 64:ff9b::/96 to fd00:3:1::/96 recv em1</text:span></text:span></text:p>
          <text:p text:style-name="P67"><text:span text:style-name="Source_20_Text"/></text:p>
        </text:list-item>
        <text:list-item>
          <text:p text:style-name="P68"><text:soft-page-break/><text:span text:style-name="Source_20_Text"><text:span text:style-name="T317">ipv6 route 64:ff9b::/96 fd00:3::2</text:span></text:span></text:p>
          <text:p text:style-name="P69"><text:span text:style-name="Source_20_Text"/></text:p>
        </text:list-item>
        <text:list-item>
          <text:p text:style-name="P69"><text:span text:style-name="Source_20_Text"><text:span text:style-name="T318">ok</text:span></text:span></text:p>
        </text:list-item>
        <text:list-item>
          <text:p text:style-name="P69"><text:span text:style-name="Source_20_Text"><text:span text:style-name="T318">ipfw nat64lsn nat64 create prefix4 2.2.2.0/24 prefix6 64:ff9b::/96 allow_private log</text:span></text:span></text:p>
        </text:list-item>
        <text:list-item>
          <text:p text:style-name="P70"><text:span text:style-name="Source_20_Text"><text:span text:style-name="T319">ipfw add 2000 nat64lsn nat64 ip6 from fd00:3:1::/96 to 64:ff9b::/96 recv em0</text:span></text:span></text:p>
        </text:list-item>
        <text:list-item>
          <text:p text:style-name="P161"><text:span text:style-name="Source_20_Text"><text:span text:style-name="T62">ipfw add </text:span></text:span><text:change-end text:change-id="ct94868757322800"/><text:span text:style-name="Source_20_Text"><text:span text:style-name="T217">3</text:span></text:span><text:change-start text:change-id="ct94868775738192"/><text:span text:style-name="Source_20_Text"><text:span text:style-name="T62">000 nat64lsn nat64 ip</text:span></text:span><text:change-end text:change-id="ct94868775738192"/><text:span text:style-name="Source_20_Text"><text:span text:style-name="T65">4</text:span></text:span><text:change-start text:change-id="ct94868757644896"/><text:span text:style-name="Source_20_Text"><text:span text:style-name="T62"> from any to 2.2.2.0/24 recv em1</text:span></text:span><text:change-end text:change-id="ct94868757644896"/></text:p>
        </text:list-item>
        <text:list-item>
          <text:p text:style-name="P162"><text:span text:style-name="Source_20_Text"><text:span text:style-name="T63">ipv6 route fd00:3:1::/96 fd00:3::1</text:span></text:span></text:p>
        </text:list-item>
        <text:list-item>
          <text:p text:style-name="P163"><text:span text:style-name="Source_20_Text"><text:span text:style-name="T64">ip route 0.0.0.0/0 192.168.2.2</text:span></text:span></text:p>
        </text:list-item>
        <text:list-item>
          <text:p text:style-name="P164"><text:span text:style-name="Source_20_Text"><text:span text:style-name="T66">ΝΑΙ</text:span></text:span></text:p>
        </text:list-item>
        <text:list-item>
          <text:p text:style-name="P165"><text:span text:style-name="Source_20_Text"><text:span text:style-name="T67">ifconfig ipfwlog0 create, tcpdump -i ipfwlog0</text:span></text:span></text:p>
        </text:list-item>
        <text:list-item>
          <text:p text:style-name="P166"><text:span text:style-name="Source_20_Text"><text:span text:style-name="T67">ifconfig ipfwlog0 create, tcpdump -i ipfwlog0</text:span></text:span></text:p>
        </text:list-item>
        <text:list-item>
          <text:p text:style-name="P166"><text:span text:style-name="Source_20_Text"><text:span text:style-name="T68">Παρατηρώ τα πακέτα ICMP και ICMPv6 echo request και reply </text:span></text:span><text:span text:style-name="Source_20_Text"><text:span text:style-name="T69">πριν και αφού διέλθουν από το nat64clat </text:span></text:span><text:span text:style-name="Source_20_Text"><text:span text:style-name="T70">στο PC1 και πριν και αφού διέλθουν από το </text:span></text:span><text:span text:style-name="Source_20_Text"><text:span text:style-name="T71">nat64lsn</text:span></text:span></text:p>
        </text:list-item>
        <text:list-item>
          <text:p text:style-name="P167"><text:span text:style-name="Source_20_Text"><text:span text:style-name="T72">ip address &lt;ip&gt;</text:span></text:span></text:p>
        </text:list-item>
        <text:list-item>
          <text:p text:style-name="P168"><text:span text:style-name="Source_20_Text"><text:span text:style-name="T73">Ναι</text:span></text:span></text:p>
        </text:list-item>
        <text:list-item>
          <text:p text:style-name="P169"><text:span text:style-name="Source_20_Text"><text:span text:style-name="T74">ifpw nat64lsn nat64 show states</text:span></text:span></text:p>
        </text:list-item>
        <text:list-item>
          <text:p text:style-name="P170"><text:span text:style-name="Source_20_Text"><text:span text:style-name="T75">65 s</text:span></text:span></text:p>
        </text:list-item>
      </text:list>
      <text:p text:style-name="P194"><text:span text:style-name="Source_20_Text"><text:span text:style-name="T75"/></text:span></text:p>
      <text:p text:style-name="P194"><text:change-start text:change-id="ct94868753658896"/><text:span text:style-name="Source_20_Text"><text:span text:style-name="T105"/></text:span></text:p>
      <text:p text:style-name="P12"><text:span text:style-name="Source_20_Text"><text:span text:style-name="T105"/></text:span></text:p>
      <text:list xml:id="list170314325781454" text:continue-numbering="true" text:style-name="Numbering_20_123">
        <text:list-header>
          <text:p text:style-name="P160"><text:span text:style-name="Source_20_Text"><text:span text:style-name="T219">Άσκηση </text:span></text:span><text:span text:style-name="Source_20_Text"><text:span text:style-name="T225">5</text:span></text:span><text:span text:style-name="Source_20_Text"><text:span text:style-name="T221">: </text:span></text:span><text:change-end text:change-id="ct94868753658896"/><text:span text:style-name="Source_20_Text"><text:span text:style-name="T229">Μετάβαση στο IPv6</text:span></text:span><text:change-start text:change-id="ct94868753657696"/></text:p>
          <text:p text:style-name="P160"><text:span text:style-name="Source_20_Text"><text:span text:style-name="T224"/></text:span></text:p>
        </text:list-header>
        <text:list-item text:start-value="1">
          <text:p text:style-name="P71"><text:change-end text:change-id="ct94868753657696"/><text:span text:style-name="Source_20_Text"><text:span text:style-name="T321">ok</text:span></text:span></text:p>
        </text:list-item>
        <text:list-item>
          <text:p text:style-name="P72"><text:span text:style-name="Source_20_Text"><text:span text:style-name="T322">pkg install miredo</text:span></text:span></text:p>
        </text:list-item>
        <text:list-item>
          <text:p text:style-name="P73"><text:span text:style-name="Source_20_Text"><text:span text:style-name="T323">sysrc miredo_enable=”YES”</text:span></text:span></text:p>
        </text:list-item>
        <text:list-item>
          <text:p text:style-name="P74"><text:span text:style-name="Source_20_Text"><text:span text:style-name="T324">service miredo start</text:span></text:span></text:p>
        </text:list-item>
        <text:list-item>
          <text:p text:style-name="P74"><text:span text:style-name="Source_20_Text"><text:span text:style-name="T324">διεπαφή teredo: </text:span></text:span><text:span text:style-name="Source_20_Text"><text:span text:style-name="T325">inet6 2001:0:53aa:64c:65:51fe:fda9:b919 και fe80::ffff:ffff:ffff%teredo</text:span></text:span></text:p>
        </text:list-item>
        <text:list-item>
          <text:p text:style-name="P75"><text:span text:style-name="Source_20_Text"><text:span text:style-name="T326">Ναι</text:span></text:span></text:p>
        </text:list-item>
        <text:list-item>
          <text:p text:style-name="P76"><text:span text:style-name="Source_20_Text"><text:span text:style-name="T327">tcpdump -i em0 -vvven</text:span></text:span></text:p>
        </text:list-item>
        <text:list-item>
          <text:p text:style-name="P77"><text:span text:style-name="Source_20_Text"><text:span text:style-name="T328">ping6 </text:span></text:span><text:a xlink:type="simple" xlink:href="http://www.google.com/" text:style-name="Internet_20_link" text:visited-style-name="Visited_20_Internet_20_Link"><text:span text:style-name="Source_20_Text"><text:span text:style-name="T328">www.google.com</text:span></text:span></text:a></text:p>
        </text:list-item>
        <text:list-item>
          <text:p text:style-name="P78"><text:span text:style-name="Source_20_Text"><text:span text:style-name="T332">IPv4 </text:span></text:span><text:span text:style-name="Source_20_Text"><text:span text:style-name="T329">proto UDP </text:span></text:span><text:span text:style-name="Source_20_Text"><text:span text:style-name="T330">θύρα </text:span></text:span><text:span text:style-name="Source_20_Text"><text:span text:style-name="T331">3545</text:span></text:span></text:p>
        </text:list-item>
        <text:list-item>
          <text:p text:style-name="P79"><text:span text:style-name="Source_20_Text"><text:span text:style-name="T333">tcpdump -i teredo -vvven</text:span></text:span></text:p>
        </text:list-item>
        <text:list-item>
          <text:p text:style-name="P80"><text:span text:style-name="Source_20_Text"><text:span text:style-name="T334">IPv6 next-header ICMPv6</text:span></text:span></text:p>
        </text:list-item>
        <text:list-item>
          <text:p text:style-name="P81"><text:span text:style-name="Source_20_Text"><text:span text:style-name="T338">Όχι</text:span></text:span></text:p>
        </text:list-item>
        <text:list-item>
          <text:p text:style-name="P82"><text:span text:style-name="Source_20_Text"><text:span text:style-name="T339">Ναι </text:span></text:span><text:span text:style-name="Source_20_Text"><text:span text:style-name="T340">(requests)</text:span></text:span></text:p>
        </text:list-item>
        <text:list-item>
          <text:p text:style-name="P83"><text:span text:style-name="Source_20_Text"><text:span text:style-name="T341">Ναι </text:span></text:span><text:span text:style-name="Source_20_Text"><text:span text:style-name="T342">προς την διεύθυνση </text:span></text:span><text:span text:style-name="Source_20_Text"><text:span text:style-name="T344">83.170.6.76</text:span></text:span></text:p>
        </text:list-item>
        <text:list-item>
          <text:p text:style-name="P84"><text:span text:style-name="Source_20_Text"><text:span text:style-name="T345">216.66.80.238 και </text:span></text:span><text:span text:style-name="Source_20_Text"><text:span text:style-name="T346">145.220.0.46 </text:span></text:span><text:span text:style-name="Source_20_Text"><text:span text:style-name="T347">(όχι ο ίδιος teredo </text:span></text:span><text:span text:style-name="Source_20_Text"><text:span text:style-name="T348">cour</text:span></text:span><text:span text:style-name="Source_20_Text"><text:span text:style-name="T347">relay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5-20T17:03:12.048840998</dc:date>
    <meta:editing-duration>P9DT11H44M23S</meta:editing-duration>
    <meta:editing-cycles>4106</meta:editing-cycles>
    <meta:generator>LibreOffice/6.4.6.2$Linux_X86_64 LibreOffice_project/40$Build-2</meta:generator>
    <meta:document-statistic meta:table-count="0" meta:image-count="0" meta:object-count="0" meta:page-count="5" meta:paragraph-count="175" meta:word-count="1127" meta:character-count="7091" meta:non-whitespace-character-count="6294"/>
  </office:meta>
</office:document-meta>
</file>